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97.74mm"/>
    </style:style>
    <style:style style:name="co4" style:family="table-column">
      <style:table-column-properties fo:break-before="auto" style:column-width="51.51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14.46mm"/>
    </style:style>
    <style:style style:name="co7" style:family="table-column">
      <style:table-column-properties fo:break-before="auto" style:column-width="23.9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Individua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ividu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UCI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Team Cod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int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5894146" calcext:value-type="float">
            <text:p>10005894146</text:p>
          </table:table-cell>
          <table:table-cell office:value-type="string" calcext:value-type="string">
            <text:p>GUARNIER Meg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LT</text:p>
          </table:table-cell>
          <table:table-cell office:value-type="float" office:value="31" calcext:value-type="float">
            <text:p>31</text:p>
          </table:table-cell>
          <table:table-cell office:value-type="float" office:value="1186" calcext:value-type="float">
            <text:p>11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5972655" calcext:value-type="float">
            <text:p>10005972655</text:p>
          </table:table-cell>
          <table:table-cell office:value-type="string" calcext:value-type="string">
            <text:p>VAN DER BREGGEN An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6" calcext:value-type="float">
            <text:p>26</text:p>
          </table:table-cell>
          <table:table-cell office:value-type="float" office:value="1063" calcext:value-type="float">
            <text:p>10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2732552" calcext:value-type="float">
            <text:p>10002732552</text:p>
          </table:table-cell>
          <table:table-cell office:value-type="string" calcext:value-type="string">
            <text:p>JOHANSSON 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WHT</text:p>
          </table:table-cell>
          <table:table-cell office:value-type="float" office:value="33" calcext:value-type="float">
            <text:p>33</text:p>
          </table:table-cell>
          <table:table-cell office:value-type="float" office:value="1013" calcext:value-type="float">
            <text:p>10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3114488" calcext:value-type="float">
            <text:p>10003114488</text:p>
          </table:table-cell>
          <table:table-cell office:value-type="string" calcext:value-type="string">
            <text:p>VOS Marian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9" calcext:value-type="float">
            <text:p>29</text:p>
          </table:table-cell>
          <table:table-cell office:value-type="float" office:value="1011" calcext:value-type="float">
            <text:p>101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7614985" calcext:value-type="float">
            <text:p>10007614985</text:p>
          </table:table-cell>
          <table:table-cell office:value-type="string" calcext:value-type="string">
            <text:p>LONGO BORGHINI Eli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HT</text:p>
          </table:table-cell>
          <table:table-cell office:value-type="float" office:value="25" calcext:value-type="float">
            <text:p>25</text:p>
          </table:table-cell>
          <table:table-cell office:value-type="float" office:value="983" calcext:value-type="float">
            <text:p>98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4598891" calcext:value-type="float">
            <text:p>10004598891</text:p>
          </table:table-cell>
          <table:table-cell office:value-type="string" calcext:value-type="string">
            <text:p>DEIGNAN Elizabeth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DLT</text:p>
          </table:table-cell>
          <table:table-cell office:value-type="float" office:value="28" calcext:value-type="float">
            <text:p>28</text:p>
          </table:table-cell>
          <table:table-cell office:value-type="float" office:value="959" calcext:value-type="float">
            <text:p>959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8682490" calcext:value-type="float">
            <text:p>10008682490</text:p>
          </table:table-cell>
          <table:table-cell office:value-type="string" calcext:value-type="string">
            <text:p>NIEWIADOMA Katarzyn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BW</text:p>
          </table:table-cell>
          <table:table-cell office:value-type="float" office:value="22" calcext:value-type="float">
            <text:p>22</text:p>
          </table:table-cell>
          <table:table-cell office:value-type="float" office:value="930.33" calcext:value-type="float">
            <text:p>930,3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6456443" calcext:value-type="float">
            <text:p>10006456443</text:p>
          </table:table-cell>
          <table:table-cell office:value-type="string" calcext:value-type="string">
            <text:p>KIRCHMANN Le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LP</text:p>
          </table:table-cell>
          <table:table-cell office:value-type="float" office:value="26" calcext:value-type="float">
            <text:p>26</text:p>
          </table:table-cell>
          <table:table-cell office:value-type="float" office:value="877.75" calcext:value-type="float">
            <text:p>877,7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5498264" calcext:value-type="float">
            <text:p>10005498264</text:p>
          </table:table-cell>
          <table:table-cell office:value-type="string" calcext:value-type="string">
            <text:p>BLAAK Chanta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LT</text:p>
          </table:table-cell>
          <table:table-cell office:value-type="float" office:value="27" calcext:value-type="float">
            <text:p>27</text:p>
          </table:table-cell>
          <table:table-cell office:value-type="float" office:value="836" calcext:value-type="float">
            <text:p>83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3264335" calcext:value-type="float">
            <text:p>10003264335</text:p>
          </table:table-cell>
          <table:table-cell office:value-type="string" calcext:value-type="string">
            <text:p>VAN DIJK Elle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LT</text:p>
          </table:table-cell>
          <table:table-cell office:value-type="float" office:value="29" calcext:value-type="float">
            <text:p>29</text:p>
          </table:table-cell>
          <table:table-cell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5781584" calcext:value-type="float">
            <text:p>10005781584</text:p>
          </table:table-cell>
          <table:table-cell office:value-type="string" calcext:value-type="string">
            <text:p>HOSKING Chlo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T</text:p>
          </table:table-cell>
          <table:table-cell office:value-type="float" office:value="26" calcext:value-type="float">
            <text:p>26</text:p>
          </table:table-cell>
          <table:table-cell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6919619" calcext:value-type="float">
            <text:p>10006919619</text:p>
          </table:table-cell>
          <table:table-cell office:value-type="string" calcext:value-type="string">
            <text:p>MOOLMAN-PASIO Ashleigh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CBT</text:p>
          </table:table-cell>
          <table:table-cell office:value-type="float" office:value="31" calcext:value-type="float">
            <text:p>31</text:p>
          </table:table-cell>
          <table:table-cell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6065514" calcext:value-type="float">
            <text:p>10006065514</text:p>
          </table:table-cell>
          <table:table-cell office:value-type="string" calcext:value-type="string">
            <text:p>VAN VLEUTEN Annemie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GE</text:p>
          </table:table-cell>
          <table:table-cell office:value-type="float" office:value="34" calcext:value-type="float">
            <text:p>34</text:p>
          </table:table-cell>
          <table:table-cell office:value-type="float" office:value="676.75" calcext:value-type="float">
            <text:p>676,7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6326202" calcext:value-type="float">
            <text:p>10006326202</text:p>
          </table:table-cell>
          <table:table-cell office:value-type="string" calcext:value-type="string">
            <text:p>LEPISTÖ Lotta Paulii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BT</text:p>
          </table:table-cell>
          <table:table-cell office:value-type="float" office:value="27" calcext:value-type="float">
            <text:p>27</text:p>
          </table:table-cell>
          <table:table-cell office:value-type="float" office:value="662" calcext:value-type="float">
            <text:p>66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6919518" calcext:value-type="float">
            <text:p>10006919518</text:p>
          </table:table-cell>
          <table:table-cell office:value-type="string" calcext:value-type="string">
            <text:p>STEVENS Evely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LT</text:p>
          </table:table-cell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3267163" calcext:value-type="float">
            <text:p>10003267163</text:p>
          </table:table-cell>
          <table:table-cell office:value-type="string" calcext:value-type="string">
            <text:p>BASTIANELLI Mar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E</text:p>
          </table:table-cell>
          <table:table-cell office:value-type="float" office:value="29" calcext:value-type="float">
            <text:p>29</text:p>
          </table:table-cell>
          <table:table-cell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9003402" calcext:value-type="float">
            <text:p>10009003402</text:p>
          </table:table-cell>
          <table:table-cell office:value-type="string" calcext:value-type="string">
            <text:p>GARFOOT 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35" calcext:value-type="float">
            <text:p>35</text:p>
          </table:table-cell>
          <table:table-cell office:value-type="float" office:value="574.75" calcext:value-type="float">
            <text:p>574,7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4602935" calcext:value-type="float">
            <text:p>10004602935</text:p>
          </table:table-cell>
          <table:table-cell office:value-type="string" calcext:value-type="string">
            <text:p>BRENNAUER 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PR</text:p>
          </table:table-cell>
          <table:table-cell office:value-type="float" office:value="28" calcext:value-type="float">
            <text:p>28</text:p>
          </table:table-cell>
          <table:table-cell office:value-type="float" office:value="552.75" calcext:value-type="float">
            <text:p>552,7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5669935" calcext:value-type="float">
            <text:p>10005669935</text:p>
          </table:table-cell>
          <table:table-cell office:value-type="string" calcext:value-type="string">
            <text:p>MAJERUS Christine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LT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6605680" calcext:value-type="float">
            <text:p>10006605680</text:p>
          </table:table-cell>
          <table:table-cell office:value-type="string" calcext:value-type="string">
            <text:p>BRAND Lucind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7" calcext:value-type="float">
            <text:p>27</text:p>
          </table:table-cell>
          <table:table-cell office:value-type="float" office:value="528.5" calcext:value-type="float">
            <text:p>528,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5492002" calcext:value-type="float">
            <text:p>10005492002</text:p>
          </table:table-cell>
          <table:table-cell office:value-type="string" calcext:value-type="string">
            <text:p>AMIALIUSIK Alena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LPR</text:p>
          </table:table-cell>
          <table:table-cell office:value-type="float" office:value="27" calcext:value-type="float">
            <text:p>27</text:p>
          </table:table-cell>
          <table:table-cell office:value-type="float" office:value="522.75" calcext:value-type="float">
            <text:p>522,7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3272419" calcext:value-type="float">
            <text:p>10003272419</text:p>
          </table:table-cell>
          <table:table-cell office:value-type="string" calcext:value-type="string">
            <text:p>NUMAINVILLE Jo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BT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6881122" calcext:value-type="float">
            <text:p>10006881122</text:p>
          </table:table-cell>
          <table:table-cell office:value-type="string" calcext:value-type="string">
            <text:p>CECCHINI Ele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PR</text:p>
          </table:table-cell>
          <table:table-cell office:value-type="float" office:value="24" calcext:value-type="float">
            <text:p>24</text:p>
          </table:table-cell>
          <table:table-cell office:value-type="float" office:value="465.25" calcext:value-type="float">
            <text:p>465,25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4779252" calcext:value-type="float">
            <text:p>10004779252</text:p>
          </table:table-cell>
          <table:table-cell office:value-type="string" calcext:value-type="string">
            <text:p>PIETERS Am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HT</text:p>
          </table:table-cell>
          <table:table-cell office:value-type="float" office:value="25" calcext:value-type="float">
            <text:p>25</text:p>
          </table:table-cell>
          <table:table-cell office:value-type="float" office:value="465" calcext:value-type="float">
            <text:p>46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6412589" calcext:value-type="float">
            <text:p>10006412589</text:p>
          </table:table-cell>
          <table:table-cell office:value-type="string" calcext:value-type="string">
            <text:p>BUJAK Eugen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TC</text:p>
          </table:table-cell>
          <table:table-cell office:value-type="float" office:value="27" calcext:value-type="float">
            <text:p>27</text:p>
          </table:table-cell>
          <table:table-cell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6578907" calcext:value-type="float">
            <text:p>10006578907</text:p>
          </table:table-cell>
          <table:table-cell office:value-type="string" calcext:value-type="string">
            <text:p>FOURNIER Rox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5" calcext:value-type="float">
            <text:p>25</text:p>
          </table:table-cell>
          <table:table-cell office:value-type="float" office:value="442" calcext:value-type="float">
            <text:p>442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1441139" calcext:value-type="float">
            <text:p>10001441139</text:p>
          </table:table-cell>
          <table:table-cell office:value-type="string" calcext:value-type="string">
            <text:p>ZABELINSKAYA Olg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BPK</text:p>
          </table:table-cell>
          <table:table-cell office:value-type="float" office:value="36" calcext:value-type="float">
            <text:p>36</text:p>
          </table:table-cell>
          <table:table-cell office:value-type="float" office:value="441.67" calcext:value-type="float">
            <text:p>441,67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2919175" calcext:value-type="float">
            <text:p>10002919175</text:p>
          </table:table-cell>
          <table:table-cell office:value-type="string" calcext:value-type="string">
            <text:p>WILD Kirste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PU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4779050" calcext:value-type="float">
            <text:p>10004779050</text:p>
          </table:table-cell>
          <table:table-cell office:value-type="string" calcext:value-type="string">
            <text:p>D'HOORE Jol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HT</text:p>
          </table:table-cell>
          <table:table-cell office:value-type="float" office:value="26" calcext:value-type="float">
            <text:p>26</text:p>
          </table:table-cell>
          <table:table-cell office:value-type="float" office:value="412.5" calcext:value-type="float">
            <text:p>412,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6356615" calcext:value-type="float">
            <text:p>10006356615</text:p>
          </table:table-cell>
          <table:table-cell office:value-type="string" calcext:value-type="string">
            <text:p>SMALL Carm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PC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8684312" calcext:value-type="float">
            <text:p>10008684312</text:p>
          </table:table-cell>
          <table:table-cell office:value-type="string" calcext:value-type="string">
            <text:p>MACKAIJ Floortj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3294041" calcext:value-type="float">
            <text:p>10003294041</text:p>
          </table:table-cell>
          <table:table-cell office:value-type="string" calcext:value-type="string">
            <text:p>LICHTENBERG 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BL</text:p>
          </table:table-cell>
          <table:table-cell office:value-type="float" office:value="31" calcext:value-type="float">
            <text:p>31</text:p>
          </table:table-cell>
          <table:table-cell office:value-type="float" office:value="377" calcext:value-type="float">
            <text:p>377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48318209" calcext:value-type="float">
            <text:p>10048318209</text:p>
          </table:table-cell>
          <table:table-cell office:value-type="string" calcext:value-type="string">
            <text:p>NEBEN Amber Leo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BPK</text:p>
          </table:table-cell>
          <table:table-cell office:value-type="float" office:value="41" calcext:value-type="float">
            <text:p>41</text:p>
          </table:table-cell>
          <table:table-cell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7278822" calcext:value-type="float">
            <text:p>10007278822</text:p>
          </table:table-cell>
          <table:table-cell office:value-type="string" calcext:value-type="string">
            <text:p>CONFALONIERI Maria Giul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ZE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5575056" calcext:value-type="float">
            <text:p>10005575056</text:p>
          </table:table-cell>
          <table:table-cell office:value-type="string" calcext:value-type="string">
            <text:p>ABBOTT Ma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HT</text:p>
          </table:table-cell>
          <table:table-cell office:value-type="float" office:value="31" calcext:value-type="float">
            <text:p>31</text:p>
          </table:table-cell>
          <table:table-cell office:value-type="float" office:value="336.5" calcext:value-type="float">
            <text:p>336,5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6131693" calcext:value-type="float">
            <text:p>10006131693</text:p>
          </table:table-cell>
          <table:table-cell office:value-type="string" calcext:value-type="string">
            <text:p>RIVERA Cory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HC</text:p>
          </table:table-cell>
          <table:table-cell office:value-type="float" office:value="24" calcext:value-type="float">
            <text:p>24</text:p>
          </table:table-cell>
          <table:table-cell office:value-type="float" office:value="326.5" calcext:value-type="float">
            <text:p>326,5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2892301" calcext:value-type="float">
            <text:p>10002892301</text:p>
          </table:table-cell>
          <table:table-cell office:value-type="string" calcext:value-type="string">
            <text:p>ARMSTRONG Kristi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43" calcext:value-type="float">
            <text:p>43</text:p>
          </table:table-cell>
          <table:table-cell office:value-type="float" office:value="326.25" calcext:value-type="float">
            <text:p>326,2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3270601" calcext:value-type="float">
            <text:p>10003270601</text:p>
          </table:table-cell>
          <table:table-cell office:value-type="string" calcext:value-type="string">
            <text:p>SPRATT Aman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29" calcext:value-type="float">
            <text:p>29</text:p>
          </table:table-cell>
          <table:table-cell office:value-type="float" office:value="326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6723902" calcext:value-type="float">
            <text:p>10006723902</text:p>
          </table:table-cell>
          <table:table-cell office:value-type="string" calcext:value-type="string">
            <text:p>DE OLIVEIRA Flavi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5763194" calcext:value-type="float">
            <text:p>10005763194</text:p>
          </table:table-cell>
          <table:table-cell office:value-type="string" calcext:value-type="string">
            <text:p>ELVIN Grac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28" calcext:value-type="float">
            <text:p>28</text:p>
          </table:table-cell>
          <table:table-cell office:value-type="float" office:value="302.75" calcext:value-type="float">
            <text:p>302,75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5489473" calcext:value-type="float">
            <text:p>10005489473</text:p>
          </table:table-cell>
          <table:table-cell office:value-type="string" calcext:value-type="string">
            <text:p>DELZENNE El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L</text:p>
          </table:table-cell>
          <table:table-cell office:value-type="float" office:value="27" calcext:value-type="float">
            <text:p>27</text:p>
          </table:table-cell>
          <table:table-cell office:value-type="float" office:value="302" calcext:value-type="float">
            <text:p>30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9487085" calcext:value-type="float">
            <text:p>10009487085</text:p>
          </table:table-cell>
          <table:table-cell office:value-type="string" calcext:value-type="string">
            <text:p>DIDERIKSEN Amali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LT</text:p>
          </table:table-cell>
          <table:table-cell office:value-type="float" office:value="20" calcext:value-type="float">
            <text:p>20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7094118" calcext:value-type="float">
            <text:p>10007094118</text:p>
          </table:table-cell>
          <table:table-cell office:value-type="string" calcext:value-type="string">
            <text:p>NEFF Joland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F</text:p>
          </table:table-cell>
          <table:table-cell office:value-type="float" office:value="23" calcext:value-type="float">
            <text:p>23</text:p>
          </table:table-cell>
          <table:table-cell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7199808" calcext:value-type="float">
            <text:p>10007199808</text:p>
          </table:table-cell>
          <table:table-cell office:value-type="string" calcext:value-type="string">
            <text:p>SIERRA Arlenis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7917608" calcext:value-type="float">
            <text:p>10007917608</text:p>
          </table:table-cell>
          <table:table-cell office:value-type="string" calcext:value-type="string">
            <text:p>DE JONG Thalit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3" calcext:value-type="float">
            <text:p>23</text:p>
          </table:table-cell>
          <table:table-cell office:value-type="float" office:value="283.33" calcext:value-type="float">
            <text:p>283,3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4596770" calcext:value-type="float">
            <text:p>10004596770</text:p>
          </table:table-cell>
          <table:table-cell office:value-type="string" calcext:value-type="string">
            <text:p>CROMWELL Tiffan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PR</text:p>
          </table:table-cell>
          <table:table-cell office:value-type="float" office:value="28" calcext:value-type="float">
            <text:p>28</text:p>
          </table:table-cell>
          <table:table-cell office:value-type="float" office:value="282.5" calcext:value-type="float">
            <text:p>282,5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5968009" calcext:value-type="float">
            <text:p>10005968009</text:p>
          </table:table-cell>
          <table:table-cell office:value-type="string" calcext:value-type="string">
            <text:p>HUANG Ting Ying</text:p>
          </table:table-cell>
          <table:table-cell office:value-type="string" calcext:value-type="string">
            <text:p>CHINESE TAIPEI</text:p>
          </table:table-cell>
          <table:table-cell office:value-type="string" calcext:value-type="string">
            <text:p>SEF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4520079" calcext:value-type="float">
            <text:p>10004520079</text:p>
          </table:table-cell>
          <table:table-cell office:value-type="string" calcext:value-type="string">
            <text:p>JASINSKA Malgorzat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LE</text:p>
          </table:table-cell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7971562" calcext:value-type="float">
            <text:p>10007971562</text:p>
          </table:table-cell>
          <table:table-cell office:value-type="string" calcext:value-type="string">
            <text:p>DUYCK Ann-Sophi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LL</text:p>
          </table:table-cell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2059414" calcext:value-type="float">
            <text:p>10002059414</text:p>
          </table:table-cell>
          <table:table-cell office:value-type="string" calcext:value-type="string">
            <text:p>WORRACK Trix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PR</text:p>
          </table:table-cell>
          <table:table-cell office:value-type="float" office:value="35" calcext:value-type="float">
            <text:p>35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2525317" calcext:value-type="float">
            <text:p>10002525317</text:p>
          </table:table-cell>
          <table:table-cell office:value-type="string" calcext:value-type="string">
            <text:p>BRONZINI Giorg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HT</text:p>
          </table:table-cell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5971645" calcext:value-type="float">
            <text:p>10005971645</text:p>
          </table:table-cell>
          <table:table-cell office:value-type="string" calcext:value-type="string">
            <text:p>KITCHEN Lau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PU</text:p>
          </table:table-cell>
          <table:table-cell office:value-type="float" office:value="26" calcext:value-type="float">
            <text:p>26</text:p>
          </table:table-cell>
          <table:table-cell office:value-type="float" office:value="252.5" calcext:value-type="float">
            <text:p>252,5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4597881" calcext:value-type="float">
            <text:p>10004597881</text:p>
          </table:table-cell>
          <table:table-cell office:value-type="string" calcext:value-type="string">
            <text:p>FAHLIN Em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LE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7350459" calcext:value-type="float">
            <text:p>10007350459</text:p>
          </table:table-cell>
          <table:table-cell office:value-type="string" calcext:value-type="string">
            <text:p>KOPECKY Lo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8651572" calcext:value-type="float">
            <text:p>10008651572</text:p>
          </table:table-cell>
          <table:table-cell office:value-type="string" calcext:value-type="string">
            <text:p>GUTIERREZ RUIZ Shey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PC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9457076" calcext:value-type="float">
            <text:p>10009457076</text:p>
          </table:table-cell>
          <table:table-cell office:value-type="string" calcext:value-type="string">
            <text:p>ROY Sara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4735806" calcext:value-type="float">
            <text:p>10004735806</text:p>
          </table:table-cell>
          <table:table-cell office:value-type="string" calcext:value-type="string">
            <text:p>KESSLER Ni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ZE</text:p>
          </table:table-cell>
          <table:table-cell office:value-type="float" office:value="28" calcext:value-type="float">
            <text:p>28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6875866" calcext:value-type="float">
            <text:p>10006875866</text:p>
          </table:table-cell>
          <table:table-cell office:value-type="string" calcext:value-type="string">
            <text:p>MOBERG Emil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PU</text:p>
          </table:table-cell>
          <table:table-cell office:value-type="float" office:value="25" calcext:value-type="float">
            <text:p>25</text:p>
          </table:table-cell>
          <table:table-cell office:value-type="float" office:value="204.5" calcext:value-type="float">
            <text:p>204,5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7968936" calcext:value-type="float">
            <text:p>10007968936</text:p>
          </table:table-cell>
          <table:table-cell office:value-type="string" calcext:value-type="string">
            <text:p>KOSTER Anousk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3" calcext:value-type="float">
            <text:p>23</text:p>
          </table:table-cell>
          <table:table-cell office:value-type="float" office:value="200.5" calcext:value-type="float">
            <text:p>200,5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9402617" calcext:value-type="float">
            <text:p>10009402617</text:p>
          </table:table-cell>
          <table:table-cell office:value-type="string" calcext:value-type="string">
            <text:p>ROWE Danielle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HT</text:p>
          </table:table-cell>
          <table:table-cell office:value-type="float" office:value="26" calcext:value-type="float">
            <text:p>26</text:p>
          </table:table-cell>
          <table:table-cell office:value-type="float" office:value="200.5" calcext:value-type="float">
            <text:p>200,5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2741545" calcext:value-type="float">
            <text:p>10002741545</text:p>
          </table:table-cell>
          <table:table-cell office:value-type="string" calcext:value-type="string">
            <text:p>GUDERZO Tatia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PU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5886365" calcext:value-type="float">
            <text:p>10005886365</text:p>
          </table:table-cell>
          <table:table-cell office:value-type="string" calcext:value-type="string">
            <text:p>GUARISCHI Barbar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PR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9378668" calcext:value-type="float">
            <text:p>10009378668</text:p>
          </table:table-cell>
          <table:table-cell office:value-type="string" calcext:value-type="string">
            <text:p>HALL Kathari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HC</text:p>
          </table:table-cell>
          <table:table-cell office:value-type="float" office:value="29" calcext:value-type="float">
            <text:p>29</text:p>
          </table:table-cell>
          <table:table-cell office:value-type="float" office:value="187.5" calcext:value-type="float">
            <text:p>187,5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4490676" calcext:value-type="float">
            <text:p>10004490676</text:p>
          </table:table-cell>
          <table:table-cell office:value-type="string" calcext:value-type="string">
            <text:p>LELEIVYTE 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VAI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5688426" calcext:value-type="float">
            <text:p>10005688426</text:p>
          </table:table-cell>
          <table:table-cell office:value-type="string" calcext:value-type="string">
            <text:p>OLDS Shell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PC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4616574" calcext:value-type="float">
            <text:p>10004616574</text:p>
          </table:table-cell>
          <table:table-cell office:value-type="string" calcext:value-type="string">
            <text:p>CANUEL Karol-An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LT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6157965" calcext:value-type="float">
            <text:p>10006157965</text:p>
          </table:table-cell>
          <table:table-cell office:value-type="string" calcext:value-type="string">
            <text:p>WHITTEN Tara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7342476" calcext:value-type="float">
            <text:p>10007342476</text:p>
          </table:table-cell>
          <table:table-cell office:value-type="string" calcext:value-type="string">
            <text:p>NEYLAN Rach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8838401" calcext:value-type="float">
            <text:p>10008838401</text:p>
          </table:table-cell>
          <table:table-cell office:value-type="string" calcext:value-type="string">
            <text:p>STEPHENS Laur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IB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8646926" calcext:value-type="float">
            <text:p>10008646926</text:p>
          </table:table-cell>
          <table:table-cell office:value-type="string" calcext:value-type="string">
            <text:p>WALLE Brian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IB</text:p>
          </table:table-cell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5965379" calcext:value-type="float">
            <text:p>10005965379</text:p>
          </table:table-cell>
          <table:table-cell office:value-type="string" calcext:value-type="string">
            <text:p>GARCIA OCASIO Iraida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7992881" calcext:value-type="float">
            <text:p>10007992881</text:p>
          </table:table-cell>
          <table:table-cell office:value-type="string" calcext:value-type="string">
            <text:p>WILES Tayl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GE</text:p>
          </table:table-cell>
          <table:table-cell office:value-type="float" office:value="27" calcext:value-type="float">
            <text:p>27</text:p>
          </table:table-cell>
          <table:table-cell office:value-type="float" office:value="150.75" calcext:value-type="float">
            <text:p>150,75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8672689" calcext:value-type="float">
            <text:p>10008672689</text:p>
          </table:table-cell>
          <table:table-cell office:value-type="string" calcext:value-type="string">
            <text:p>FIDANZA Arian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A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2663541" calcext:value-type="float">
            <text:p>10002663541</text:p>
          </table:table-cell>
          <table:table-cell office:value-type="string" calcext:value-type="string">
            <text:p>PITEL Edwig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C</text:p>
          </table:table-cell>
          <table:table-cell office:value-type="float" office:value="49" calcext:value-type="float">
            <text:p>49</text:p>
          </table:table-cell>
          <table:table-cell office:value-type="float" office:value="148.67" calcext:value-type="float">
            <text:p>148,67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7199707" calcext:value-type="float">
            <text:p>10007199707</text:p>
          </table:table-cell>
          <table:table-cell office:value-type="string" calcext:value-type="string">
            <text:p>DREXEL CLOUTHIER Ingrid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SA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3288987" calcext:value-type="float">
            <text:p>10003288987</text:p>
          </table:table-cell>
          <table:table-cell office:value-type="string" calcext:value-type="string">
            <text:p>VAN DE REE Moniqu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WW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6436336" calcext:value-type="float">
            <text:p>10006436336</text:p>
          </table:table-cell>
          <table:table-cell office:value-type="string" calcext:value-type="string">
            <text:p>PAWLOWSKA Katarzyn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LT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3218764" calcext:value-type="float">
            <text:p>10003218764</text:p>
          </table:table-cell>
          <table:table-cell office:value-type="string" calcext:value-type="string">
            <text:p>VILLUMSEN Lind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HC</text:p>
          </table:table-cell>
          <table:table-cell office:value-type="float" office:value="31" calcext:value-type="float">
            <text:p>31</text:p>
          </table:table-cell>
          <table:table-cell office:value-type="float" office:value="138.5" calcext:value-type="float">
            <text:p>138,5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9349770" calcext:value-type="float">
            <text:p>10009349770</text:p>
          </table:table-cell>
          <table:table-cell office:value-type="string" calcext:value-type="string">
            <text:p>WELLS Kimber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VB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6824740" calcext:value-type="float">
            <text:p>10006824740</text:p>
          </table:table-cell>
          <table:table-cell office:value-type="string" calcext:value-type="string">
            <text:p>RIABCHENKO Tetian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SG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7126551" calcext:value-type="float">
            <text:p>10007126551</text:p>
          </table:table-cell>
          <table:table-cell office:value-type="string" calcext:value-type="string">
            <text:p>GILLOW S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BW</text:p>
          </table:table-cell>
          <table:table-cell office:value-type="float" office:value="29" calcext:value-type="float">
            <text:p>29</text:p>
          </table:table-cell>
          <table:table-cell office:value-type="float" office:value="134.5" calcext:value-type="float">
            <text:p>134,5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8683807" calcext:value-type="float">
            <text:p>10008683807</text:p>
          </table:table-cell>
          <table:table-cell office:value-type="string" calcext:value-type="string">
            <text:p>LUDWIG Cecilie Uttru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5436529" calcext:value-type="float">
            <text:p>10005436529</text:p>
          </table:table-cell>
          <table:table-cell office:value-type="string" calcext:value-type="string">
            <text:p>MUSTONEN LICHAN S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LP</text:p>
          </table:table-cell>
          <table:table-cell office:value-type="float" office:value="35" calcext:value-type="float">
            <text:p>35</text:p>
          </table:table-cell>
          <table:table-cell office:value-type="float" office:value="131.75" calcext:value-type="float">
            <text:p>131,75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6489684" calcext:value-type="float">
            <text:p>10006489684</text:p>
          </table:table-cell>
          <table:table-cell office:value-type="string" calcext:value-type="string">
            <text:p>SANTESTEBAN GONZALEZ An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E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9686038" calcext:value-type="float">
            <text:p>10009686038</text:p>
          </table:table-cell>
          <table:table-cell office:value-type="string" calcext:value-type="string">
            <text:p>JACKSON Ali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16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4629510" calcext:value-type="float">
            <text:p>10004629510</text:p>
          </table:table-cell>
          <table:table-cell office:value-type="string" calcext:value-type="string">
            <text:p>JEULAND Pasc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7874057" calcext:value-type="float">
            <text:p>10007874057</text:p>
          </table:table-cell>
          <table:table-cell office:value-type="string" calcext:value-type="string">
            <text:p>HEINE Vit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PU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7348237" calcext:value-type="float">
            <text:p>10007348237</text:p>
          </table:table-cell>
          <table:table-cell office:value-type="string" calcext:value-type="string">
            <text:p>BARNES Hannah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LPR</text:p>
          </table:table-cell>
          <table:table-cell office:value-type="float" office:value="23" calcext:value-type="float">
            <text:p>23</text:p>
          </table:table-cell>
          <table:table-cell office:value-type="float" office:value="124.5" calcext:value-type="float">
            <text:p>124,5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5970433" calcext:value-type="float">
            <text:p>10005970433</text:p>
          </table:table-cell>
          <table:table-cell office:value-type="string" calcext:value-type="string">
            <text:p>PAVLUKHINA Olen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TC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9040885" calcext:value-type="float">
            <text:p>10009040885</text:p>
          </table:table-cell>
          <table:table-cell office:value-type="string" calcext:value-type="string">
            <text:p>YONAMINE Er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UT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9796374" calcext:value-type="float">
            <text:p>10009796374</text:p>
          </table:table-cell>
          <table:table-cell office:value-type="string" calcext:value-type="string">
            <text:p>VAN DEN BOS J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5601631" calcext:value-type="float">
            <text:p>10005601631</text:p>
          </table:table-cell>
          <table:table-cell office:value-type="string" calcext:value-type="string">
            <text:p>MANEEPHAN Jutatip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6645995" calcext:value-type="float">
            <text:p>10006645995</text:p>
          </table:table-cell>
          <table:table-cell office:value-type="string" calcext:value-type="string">
            <text:p>SOLOVEI Gann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HV</text:p>
          </table:table-cell>
          <table:table-cell office:value-type="float" office:value="24" calcext:value-type="float">
            <text:p>24</text:p>
          </table:table-cell>
          <table:table-cell office:value-type="float" office:value="118.25" calcext:value-type="float">
            <text:p>118,2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4603137" calcext:value-type="float">
            <text:p>10004603137</text:p>
          </table:table-cell>
          <table:table-cell office:value-type="string" calcext:value-type="string">
            <text:p>KASPER Rom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LT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2523293" calcext:value-type="float">
            <text:p>10002523293</text:p>
          </table:table-cell>
          <table:table-cell office:value-type="string" calcext:value-type="string">
            <text:p>BLOCH-DAVIDOV Shani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7704309" calcext:value-type="float">
            <text:p>10007704309</text:p>
          </table:table-cell>
          <table:table-cell office:value-type="string" calcext:value-type="string">
            <text:p>CHRISTOFOROU Antri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EF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7524453" calcext:value-type="float">
            <text:p>10007524453</text:p>
          </table:table-cell>
          <table:table-cell office:value-type="string" calcext:value-type="string">
            <text:p>PALADIN Soray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G</text:p>
          </table:table-cell>
          <table:table-cell office:value-type="float" office:value="23" calcext:value-type="float">
            <text:p>23</text:p>
          </table:table-cell>
          <table:table-cell office:value-type="float" office:value="106.67" calcext:value-type="float">
            <text:p>106,67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7135140" calcext:value-type="float">
            <text:p>10007135140</text:p>
          </table:table-cell>
          <table:table-cell office:value-type="string" calcext:value-type="string">
            <text:p>RADOTIĆ Mi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TC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3102364" calcext:value-type="float">
            <text:p>10003102364</text:p>
          </table:table-cell>
          <table:table-cell office:value-type="string" calcext:value-type="string">
            <text:p>CUCINOTTA Annali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E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3220582" calcext:value-type="float">
            <text:p>10003220582</text:p>
          </table:table-cell>
          <table:table-cell office:value-type="string" calcext:value-type="string">
            <text:p>RAGAZINSKIENE Daiv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ISG</text:p>
          </table:table-cell>
          <table:table-cell office:value-type="float" office:value="30" calcext:value-type="float">
            <text:p>30</text:p>
          </table:table-cell>
          <table:table-cell office:value-type="float" office:value="98.33" calcext:value-type="float">
            <text:p>98,33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5886466" calcext:value-type="float">
            <text:p>10005886466</text:p>
          </table:table-cell>
          <table:table-cell office:value-type="string" calcext:value-type="string">
            <text:p>TAGLIAFERRO Mar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E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2697085" calcext:value-type="float">
            <text:p>10002697085</text:p>
          </table:table-cell>
          <table:table-cell office:value-type="string" calcext:value-type="string">
            <text:p>FERNANDES SILVA Clemild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8659151" calcext:value-type="float">
            <text:p>10008659151</text:p>
          </table:table-cell>
          <table:table-cell office:value-type="string" calcext:value-type="string">
            <text:p>TUHAI Kseniya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PK</text:p>
          </table:table-cell>
          <table:table-cell office:value-type="float" office:value="21" calcext:value-type="float">
            <text:p>21</text:p>
          </table:table-cell>
          <table:table-cell office:value-type="float" office:value="91.67" calcext:value-type="float">
            <text:p>91,6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7524352" calcext:value-type="float">
            <text:p>10007524352</text:p>
          </table:table-cell>
          <table:table-cell office:value-type="string" calcext:value-type="string">
            <text:p>RATTO Rossell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C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5541007" calcext:value-type="float">
            <text:p>10005541007</text:p>
          </table:table-cell>
          <table:table-cell office:value-type="string" calcext:value-type="string">
            <text:p>RIVAT Ame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9326128" calcext:value-type="float">
            <text:p>10009326128</text:p>
          </table:table-cell>
          <table:table-cell office:value-type="string" calcext:value-type="string">
            <text:p>SIMMONDS Hayley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10118292" calcext:value-type="float">
            <text:p>10010118292</text:p>
          </table:table-cell>
          <table:table-cell office:value-type="string" calcext:value-type="string">
            <text:p>THOMAS Le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27" calcext:value-type="float">
            <text:p>27</text:p>
          </table:table-cell>
          <table:table-cell office:value-type="float" office:value="88.25" calcext:value-type="float">
            <text:p>88,25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3266456" calcext:value-type="float">
            <text:p>10003266456</text:p>
          </table:table-cell>
          <table:table-cell office:value-type="string" calcext:value-type="string">
            <text:p>KNETEMANN Roxa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9" calcext:value-type="float">
            <text:p>29</text:p>
          </table:table-cell>
          <table:table-cell office:value-type="float" office:value="85.5" calcext:value-type="float">
            <text:p>85,5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6727538" calcext:value-type="float">
            <text:p>10006727538</text:p>
          </table:table-cell>
          <table:table-cell office:value-type="string" calcext:value-type="string">
            <text:p>ENSING Jannek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30" calcext:value-type="float">
            <text:p>30</text:p>
          </table:table-cell>
          <table:table-cell office:value-type="float" office:value="85.25" calcext:value-type="float">
            <text:p>85,25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8699769" calcext:value-type="float">
            <text:p>10008699769</text:p>
          </table:table-cell>
          <table:table-cell office:value-type="string" calcext:value-type="string">
            <text:p>VARELA HUERTA Erika Haydee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8999055" calcext:value-type="float">
            <text:p>10008999055</text:p>
          </table:table-cell>
          <table:table-cell office:value-type="string" calcext:value-type="string">
            <text:p>YANG Qianyu</text:p>
          </table:table-cell>
          <table:table-cell office:value-type="string" calcext:value-type="string">
            <text:p>HONG KONG, CHIN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53222163" calcext:value-type="float">
            <text:p>10053222163</text:p>
          </table:table-cell>
          <table:table-cell office:value-type="string" calcext:value-type="string">
            <text:p>MUÑOZ GRANDON Paola Andre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XSL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5486241" calcext:value-type="float">
            <text:p>10005486241</text:p>
          </table:table-cell>
          <table:table-cell office:value-type="string" calcext:value-type="string">
            <text:p>SCHWEIZER Dori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PC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2468026" calcext:value-type="float">
            <text:p>10002468026</text:p>
          </table:table-cell>
          <table:table-cell office:value-type="string" calcext:value-type="string">
            <text:p>KIESANOWSKI Joann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IB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8646421" calcext:value-type="float">
            <text:p>10008646421</text:p>
          </table:table-cell>
          <table:table-cell office:value-type="string" calcext:value-type="string">
            <text:p>FISCHER Heath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LW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8685423" calcext:value-type="float">
            <text:p>10008685423</text:p>
          </table:table-cell>
          <table:table-cell office:value-type="string" calcext:value-type="string">
            <text:p>MARKUS Riejan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2" calcext:value-type="float">
            <text:p>22</text:p>
          </table:table-cell>
          <table:table-cell office:value-type="float" office:value="80.75" calcext:value-type="float">
            <text:p>80,75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50049152" calcext:value-type="float">
            <text:p>10050049152</text:p>
          </table:table-cell>
          <table:table-cell office:value-type="string" calcext:value-type="string">
            <text:p>MALLING SIGGAARD Christ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8635610" calcext:value-type="float">
            <text:p>10008635610</text:p>
          </table:table-cell>
          <table:table-cell office:value-type="string" calcext:value-type="string">
            <text:p>SANGUINETI Ilar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PK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3836534" calcext:value-type="float">
            <text:p>10003836534</text:p>
          </table:table-cell>
          <table:table-cell office:value-type="string" calcext:value-type="string">
            <text:p>KONONENKO Valeriy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14600807" calcext:value-type="float">
            <text:p>10014600807</text:p>
          </table:table-cell>
          <table:table-cell office:value-type="string" calcext:value-type="string">
            <text:p>BERGEN Sara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9723121" calcext:value-type="float">
            <text:p>10009723121</text:p>
          </table:table-cell>
          <table:table-cell office:value-type="string" calcext:value-type="string">
            <text:p>PLICHTA Ann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TC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1668885" calcext:value-type="float">
            <text:p>10001668885</text:p>
          </table:table-cell>
          <table:table-cell office:value-type="string" calcext:value-type="string">
            <text:p>SAARELAINEN Sar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IC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6629831" calcext:value-type="float">
            <text:p>10006629831</text:p>
          </table:table-cell>
          <table:table-cell office:value-type="string" calcext:value-type="string">
            <text:p>FERRAND PREVOT 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BW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8130503" calcext:value-type="float">
            <text:p>10008130503</text:p>
          </table:table-cell>
          <table:table-cell office:value-type="string" calcext:value-type="string">
            <text:p>BARNES Alice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DRP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10971690" calcext:value-type="float">
            <text:p>10010971690</text:p>
          </table:table-cell>
          <table:table-cell office:value-type="string" calcext:value-type="string">
            <text:p>DYGERT Chlo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19" calcext:value-type="float">
            <text:p>19</text:p>
          </table:table-cell>
          <table:table-cell office:value-type="float" office:value="64.25" calcext:value-type="float">
            <text:p>64,25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7521928" calcext:value-type="float">
            <text:p>10007521928</text:p>
          </table:table-cell>
          <table:table-cell office:value-type="string" calcext:value-type="string">
            <text:p>ADRIAN Vera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6372779" calcext:value-type="float">
            <text:p>10006372779</text:p>
          </table:table-cell>
          <table:table-cell office:value-type="string" calcext:value-type="string">
            <text:p>BASH Paz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8692796" calcext:value-type="float">
            <text:p>10008692796</text:p>
          </table:table-cell>
          <table:table-cell office:value-type="string" calcext:value-type="string">
            <text:p>RITTER Marti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TC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5540906" calcext:value-type="float">
            <text:p>10005540906</text:p>
          </table:table-cell>
          <table:table-cell office:value-type="string" calcext:value-type="string">
            <text:p>CORDON RAGOT Audr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HT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4717214" calcext:value-type="float">
            <text:p>10004717214</text:p>
          </table:table-cell>
          <table:table-cell office:value-type="string" calcext:value-type="string">
            <text:p>CESAR Jennifer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9388368" calcext:value-type="float">
            <text:p>10009388368</text:p>
          </table:table-cell>
          <table:table-cell office:value-type="string" calcext:value-type="string">
            <text:p>HOEKSMA Il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6136646" calcext:value-type="float">
            <text:p>10006136646</text:p>
          </table:table-cell>
          <table:table-cell office:value-type="string" calcext:value-type="string">
            <text:p>NA Ahreum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8652481" calcext:value-type="float">
            <text:p>10008652481</text:p>
          </table:table-cell>
          <table:table-cell office:value-type="string" calcext:value-type="string">
            <text:p>GARNER Lucy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HT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1570067" calcext:value-type="float">
            <text:p>10001570067</text:p>
          </table:table-cell>
          <table:table-cell office:value-type="string" calcext:value-type="string">
            <text:p>VYSOTSKA Yevgeniy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BS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7256287" calcext:value-type="float">
            <text:p>10007256287</text:p>
          </table:table-cell>
          <table:table-cell office:value-type="string" calcext:value-type="string">
            <text:p>SANABRIA SANCHEZ Ana Cristin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6140181" calcext:value-type="float">
            <text:p>10006140181</text:p>
          </table:table-cell>
          <table:table-cell office:value-type="string" calcext:value-type="string">
            <text:p>STULTIENS Sabri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5862622" calcext:value-type="float">
            <text:p>10005862622</text:p>
          </table:table-cell>
          <table:table-cell office:value-type="string" calcext:value-type="string">
            <text:p>SLIK Rozan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5" calcext:value-type="float">
            <text:p>25</text:p>
          </table:table-cell>
          <table:table-cell office:value-type="float" office:value="59.75" calcext:value-type="float">
            <text:p>59,75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3273732" calcext:value-type="float">
            <text:p>10003273732</text:p>
          </table:table-cell>
          <table:table-cell office:value-type="string" calcext:value-type="string">
            <text:p>HAGIWARA Mayuk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WHT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7170910" calcext:value-type="float">
            <text:p>10007170910</text:p>
          </table:table-cell>
          <table:table-cell office:value-type="string" calcext:value-type="string">
            <text:p>KACHELHOFFER An-L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BL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8615503" calcext:value-type="float">
            <text:p>10008615503</text:p>
          </table:table-cell>
          <table:table-cell office:value-type="string" calcext:value-type="string">
            <text:p>JOHNSEN Cecilie Gota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PU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8668952" calcext:value-type="float">
            <text:p>10008668952</text:p>
          </table:table-cell>
          <table:table-cell office:value-type="string" calcext:value-type="string">
            <text:p>DE JONG Dem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LT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7816766" calcext:value-type="float">
            <text:p>10007816766</text:p>
          </table:table-cell>
          <table:table-cell office:value-type="string" calcext:value-type="string">
            <text:p>ARZUFFI Alice Mar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ZE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3271308" calcext:value-type="float">
            <text:p>10003271308</text:p>
          </table:table-cell>
          <table:table-cell office:value-type="string" calcext:value-type="string">
            <text:p>SANCHIS CHAFER An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HT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3454392" calcext:value-type="float">
            <text:p>10003454392</text:p>
          </table:table-cell>
          <table:table-cell office:value-type="string" calcext:value-type="string">
            <text:p>BATAGELJ Polon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TC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4766017" calcext:value-type="float">
            <text:p>10004766017</text:p>
          </table:table-cell>
          <table:table-cell office:value-type="string" calcext:value-type="string">
            <text:p>HANSELMANN Nic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BT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4779353" calcext:value-type="float">
            <text:p>10004779353</text:p>
          </table:table-cell>
          <table:table-cell office:value-type="string" calcext:value-type="string">
            <text:p>DRUYTS Kell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LL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61477469" calcext:value-type="float">
            <text:p>10061477469</text:p>
          </table:table-cell>
          <table:table-cell office:value-type="string" calcext:value-type="string">
            <text:p>GALLOWAY Claire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.5" calcext:value-type="float">
            <text:p>55,5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5973261" calcext:value-type="float">
            <text:p>10005973261</text:p>
          </table:table-cell>
          <table:table-cell office:value-type="string" calcext:value-type="string">
            <text:p>SÁBLÍKOVÁ Martin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9043212" calcext:value-type="float">
            <text:p>10009043212</text:p>
          </table:table-cell>
          <table:table-cell office:value-type="string" calcext:value-type="string">
            <text:p>PU Yixian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GPC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6881324" calcext:value-type="float">
            <text:p>10006881324</text:p>
          </table:table-cell>
          <table:table-cell office:value-type="string" calcext:value-type="string">
            <text:p>ZORZI Susan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BL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7459179" calcext:value-type="float">
            <text:p>10007459179</text:p>
          </table:table-cell>
          <table:table-cell office:value-type="string" calcext:value-type="string">
            <text:p>RIST Liisi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3109539" calcext:value-type="float">
            <text:p>10003109539</text:p>
          </table:table-cell>
          <table:table-cell office:value-type="string" calcext:value-type="string">
            <text:p>BRAMMEIER Nikki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DLT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9991586" calcext:value-type="float">
            <text:p>10009991586</text:p>
          </table:table-cell>
          <table:table-cell office:value-type="string" calcext:value-type="string">
            <text:p>MALSEED Shannon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2938070" calcext:value-type="float">
            <text:p>10002938070</text:p>
          </table:table-cell>
          <table:table-cell office:value-type="string" calcext:value-type="string">
            <text:p>KUCHINSKAYA Elen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7980454" calcext:value-type="float">
            <text:p>10007980454</text:p>
          </table:table-cell>
          <table:table-cell office:value-type="string" calcext:value-type="string">
            <text:p>VIECELI Lar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G</text:p>
          </table:table-cell>
          <table:table-cell office:value-type="float" office:value="23" calcext:value-type="float">
            <text:p>23</text:p>
          </table:table-cell>
          <table:table-cell office:value-type="float" office:value="49.33" calcext:value-type="float">
            <text:p>49,3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2522485" calcext:value-type="float">
            <text:p>10002522485</text:p>
          </table:table-cell>
          <table:table-cell office:value-type="string" calcext:value-type="string">
            <text:p>BOYARSKAYA Natali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6880819" calcext:value-type="float">
            <text:p>10006880819</text:p>
          </table:table-cell>
          <table:table-cell office:value-type="string" calcext:value-type="string">
            <text:p>TREVISI An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E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7742705" calcext:value-type="float">
            <text:p>10007742705</text:p>
          </table:table-cell>
          <table:table-cell office:value-type="string" calcext:value-type="string">
            <text:p>DUVAL Eugén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2266346" calcext:value-type="float">
            <text:p>10002266346</text:p>
          </table:table-cell>
          <table:table-cell office:value-type="string" calcext:value-type="string">
            <text:p>FERNANDES SILVA Janildes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10680185" calcext:value-type="float">
            <text:p>10010680185</text:p>
          </table:table-cell>
          <table:table-cell office:value-type="string" calcext:value-type="string">
            <text:p>SEMIONOVA Iryn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9979664" calcext:value-type="float">
            <text:p>10009979664</text:p>
          </table:table-cell>
          <table:table-cell office:value-type="string" calcext:value-type="string">
            <text:p>BEYENE Tsega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4619002" calcext:value-type="float">
            <text:p>10004619002</text:p>
          </table:table-cell>
          <table:table-cell office:value-type="string" calcext:value-type="string">
            <text:p>DE VUYST Sofi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8635913" calcext:value-type="float">
            <text:p>10008635913</text:p>
          </table:table-cell>
          <table:table-cell office:value-type="string" calcext:value-type="string">
            <text:p>STRICKER Anna Zita Mar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G</text:p>
          </table:table-cell>
          <table:table-cell office:value-type="float" office:value="22" calcext:value-type="float">
            <text:p>22</text:p>
          </table:table-cell>
          <table:table-cell office:value-type="float" office:value="46.33" calcext:value-type="float">
            <text:p>46,33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3064978" calcext:value-type="float">
            <text:p>10003064978</text:p>
          </table:table-cell>
          <table:table-cell office:value-type="string" calcext:value-type="string">
            <text:p>GARCIA Daniely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10651691" calcext:value-type="float">
            <text:p>10010651691</text:p>
          </table:table-cell>
          <table:table-cell office:value-type="string" calcext:value-type="string">
            <text:p>PORRAS Yngrid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9777782" calcext:value-type="float">
            <text:p>10009777782</text:p>
          </table:table-cell>
          <table:table-cell office:value-type="string" calcext:value-type="string">
            <text:p>RIJFF Anou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B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7073708" calcext:value-type="float">
            <text:p>10007073708</text:p>
          </table:table-cell>
          <table:table-cell office:value-type="string" calcext:value-type="string">
            <text:p>VAN GOGH Natali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42" calcext:value-type="float">
            <text:p>42</text:p>
          </table:table-cell>
          <table:table-cell office:value-type="float" office:value="44.25" calcext:value-type="float">
            <text:p>44,25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8700779" calcext:value-type="float">
            <text:p>10008700779</text:p>
          </table:table-cell>
          <table:table-cell office:value-type="string" calcext:value-type="string">
            <text:p>VILLALON SANCHEZ Aranza Valent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LP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4602329" calcext:value-type="float">
            <text:p>10004602329</text:p>
          </table:table-cell>
          <table:table-cell office:value-type="string" calcext:value-type="string">
            <text:p>GAUMNITZ Steph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BT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6579715" calcext:value-type="float">
            <text:p>10006579715</text:p>
          </table:table-cell>
          <table:table-cell office:value-type="string" calcext:value-type="string">
            <text:p>BIANNIC Au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9796475" calcext:value-type="float">
            <text:p>10009796475</text:p>
          </table:table-cell>
          <table:table-cell office:value-type="string" calcext:value-type="string">
            <text:p>STOUGJE Chanell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0" calcext:value-type="float">
            <text:p>20</text:p>
          </table:table-cell>
          <table:table-cell office:value-type="float" office:value="43.25" calcext:value-type="float">
            <text:p>43,25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39854755" calcext:value-type="float">
            <text:p>10039854755</text:p>
          </table:table-cell>
          <table:table-cell office:value-type="string" calcext:value-type="string">
            <text:p>GARCIA CAÑELLAS Margarita Vict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DP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6481705" calcext:value-type="float">
            <text:p>10006481705</text:p>
          </table:table-cell>
          <table:table-cell office:value-type="string" calcext:value-type="string">
            <text:p>HANNES Kaa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ZE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15393173" calcext:value-type="float">
            <text:p>10015393173</text:p>
          </table:table-cell>
          <table:table-cell office:value-type="string" calcext:value-type="string">
            <text:p>KIESENHOFER Anna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6501105" calcext:value-type="float">
            <text:p>10006501105</text:p>
          </table:table-cell>
          <table:table-cell office:value-type="string" calcext:value-type="string">
            <text:p>ARREOLA NAVARRO Sof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T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5978820" calcext:value-type="float">
            <text:p>10005978820</text:p>
          </table:table-cell>
          <table:table-cell office:value-type="string" calcext:value-type="string">
            <text:p>SCANDOLARA Valent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C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8954700" calcext:value-type="float">
            <text:p>10008954700</text:p>
          </table:table-cell>
          <table:table-cell office:value-type="string" calcext:value-type="string">
            <text:p>SHAPIRA Omer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7890124" calcext:value-type="float">
            <text:p>10007890124</text:p>
          </table:table-cell>
          <table:table-cell office:value-type="string" calcext:value-type="string">
            <text:p>PAVIN Michel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G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58996592" calcext:value-type="float">
            <text:p>10058996592</text:p>
          </table:table-cell>
          <table:table-cell office:value-type="string" calcext:value-type="string">
            <text:p>WILLIAMS Elizabet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9232865" calcext:value-type="float">
            <text:p>10009232865</text:p>
          </table:table-cell>
          <table:table-cell office:value-type="string" calcext:value-type="string">
            <text:p>SPEROTTO Maria Vittor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F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2521172" calcext:value-type="float">
            <text:p>10002521172</text:p>
          </table:table-cell>
          <table:table-cell office:value-type="string" calcext:value-type="string">
            <text:p>KOEDOODER Ver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1313625" calcext:value-type="float">
            <text:p>10001313625</text:p>
          </table:table-cell>
          <table:table-cell office:value-type="string" calcext:value-type="string">
            <text:p>SCHOEMAN Anriette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7619938" calcext:value-type="float">
            <text:p>10007619938</text:p>
          </table:table-cell>
          <table:table-cell office:value-type="string" calcext:value-type="string">
            <text:p>ALBRECHT 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PK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52925305" calcext:value-type="float">
            <text:p>10052925305</text:p>
          </table:table-cell>
          <table:table-cell office:value-type="string" calcext:value-type="string">
            <text:p>MENA SOLANO Milagro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7808985" calcext:value-type="float">
            <text:p>10007808985</text:p>
          </table:table-cell>
          <table:table-cell office:value-type="string" calcext:value-type="string">
            <text:p>MUNDY Jessica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10660785" calcext:value-type="float">
            <text:p>10010660785</text:p>
          </table:table-cell>
          <table:table-cell office:value-type="string" calcext:value-type="string">
            <text:p>BERTIZZOLO Sof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A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7744018" calcext:value-type="float">
            <text:p>10007744018</text:p>
          </table:table-cell>
          <table:table-cell office:value-type="string" calcext:value-type="string">
            <text:p>BITTO Iren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G</text:p>
          </table:table-cell>
          <table:table-cell office:value-type="float" office:value="23" calcext:value-type="float">
            <text:p>23</text:p>
          </table:table-cell>
          <table:table-cell office:value-type="float" office:value="37.67" calcext:value-type="float">
            <text:p>37,6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5780978" calcext:value-type="float">
            <text:p>10005780978</text:p>
          </table:table-cell>
          <table:table-cell office:value-type="string" calcext:value-type="string">
            <text:p>ZENG Ke Xin</text:p>
          </table:table-cell>
          <table:table-cell office:value-type="string" calcext:value-type="string">
            <text:p>CHINESE TAIPEI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8648239" calcext:value-type="float">
            <text:p>10008648239</text:p>
          </table:table-cell>
          <table:table-cell office:value-type="string" calcext:value-type="string">
            <text:p>SOEK Jul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6" calcext:value-type="float">
            <text:p>26</text:p>
          </table:table-cell>
          <table:table-cell office:value-type="float" office:value="36.75" calcext:value-type="float">
            <text:p>36,75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8686635" calcext:value-type="float">
            <text:p>10008686635</text:p>
          </table:table-cell>
          <table:table-cell office:value-type="string" calcext:value-type="string">
            <text:p>MORENO Wilmarys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7826264" calcext:value-type="float">
            <text:p>10007826264</text:p>
          </table:table-cell>
          <table:table-cell office:value-type="string" calcext:value-type="string">
            <text:p>VAN DER MEULEN Kaa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ZE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9722717" calcext:value-type="float">
            <text:p>10009722717</text:p>
          </table:table-cell>
          <table:table-cell office:value-type="string" calcext:value-type="string">
            <text:p>MØLLEBRO PEDERSEN Camill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8693103" calcext:value-type="float">
            <text:p>10008693103</text:p>
          </table:table-cell>
          <table:table-cell office:value-type="string" calcext:value-type="string">
            <text:p>RODRIGUEZ GUTIERREZ Caro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SA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9379274" calcext:value-type="float">
            <text:p>10009379274</text:p>
          </table:table-cell>
          <table:table-cell office:value-type="string" calcext:value-type="string">
            <text:p>LECHUGA Wilbor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BS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7986720" calcext:value-type="float">
            <text:p>10007986720</text:p>
          </table:table-cell>
          <table:table-cell office:value-type="string" calcext:value-type="string">
            <text:p>ROWNEY Lo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8669457" calcext:value-type="float">
            <text:p>10008669457</text:p>
          </table:table-cell>
          <table:table-cell office:value-type="string" calcext:value-type="string">
            <text:p>DEMEY Valeri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LL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5971746" calcext:value-type="float">
            <text:p>10005971746</text:p>
          </table:table-cell>
          <table:table-cell office:value-type="string" calcext:value-type="string">
            <text:p>TAYLOR Carl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LP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8671578" calcext:value-type="float">
            <text:p>10008671578</text:p>
          </table:table-cell>
          <table:table-cell office:value-type="string" calcext:value-type="string">
            <text:p>ERAUD Sever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7825456" calcext:value-type="float">
            <text:p>10007825456</text:p>
          </table:table-cell>
          <table:table-cell office:value-type="string" calcext:value-type="string">
            <text:p>HANSON Lauret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VB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1411332" calcext:value-type="float">
            <text:p>10001411332</text:p>
          </table:table-cell>
          <table:table-cell office:value-type="string" calcext:value-type="string">
            <text:p>BRÄNDLI Nic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F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9377961" calcext:value-type="float">
            <text:p>10009377961</text:p>
          </table:table-cell>
          <table:table-cell office:value-type="string" calcext:value-type="string">
            <text:p>DOEBEL-HICKOK Krist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PC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8976928" calcext:value-type="float">
            <text:p>10008976928</text:p>
          </table:table-cell>
          <table:table-cell office:value-type="string" calcext:value-type="string">
            <text:p>RIVAS Zuralmy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2526125" calcext:value-type="float">
            <text:p>10002526125</text:p>
          </table:table-cell>
          <table:table-cell office:value-type="string" calcext:value-type="string">
            <text:p>VALSECCHI 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PK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7191522" calcext:value-type="float">
            <text:p>10007191522</text:p>
          </table:table-cell>
          <table:table-cell office:value-type="string" calcext:value-type="string">
            <text:p>PENSAARI Pi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7589323" calcext:value-type="float">
            <text:p>10007589323</text:p>
          </table:table-cell>
          <table:table-cell office:value-type="string" calcext:value-type="string">
            <text:p>PEÑUELA MARTINEZ Diana 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HC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11038075" calcext:value-type="float">
            <text:p>10011038075</text:p>
          </table:table-cell>
          <table:table-cell office:value-type="string" calcext:value-type="string">
            <text:p>STEYN Andrea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8668144" calcext:value-type="float">
            <text:p>10008668144</text:p>
          </table:table-cell>
          <table:table-cell office:value-type="string" calcext:value-type="string">
            <text:p>COVRIG Ana Mar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G</text:p>
          </table:table-cell>
          <table:table-cell office:value-type="float" office:value="22" calcext:value-type="float">
            <text:p>22</text:p>
          </table:table-cell>
          <table:table-cell office:value-type="float" office:value="29.33" calcext:value-type="float">
            <text:p>29,33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9388469" calcext:value-type="float">
            <text:p>10009388469</text:p>
          </table:table-cell>
          <table:table-cell office:value-type="string" calcext:value-type="string">
            <text:p>POST Jermai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4" calcext:value-type="float">
            <text:p>24</text:p>
          </table:table-cell>
          <table:table-cell office:value-type="float" office:value="29.25" calcext:value-type="float">
            <text:p>29,25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5966490" calcext:value-type="float">
            <text:p>10005966490</text:p>
          </table:table-cell>
          <table:table-cell office:value-type="string" calcext:value-type="string">
            <text:p>DAAMS Jessi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1667875" calcext:value-type="float">
            <text:p>10001667875</text:p>
          </table:table-cell>
          <table:table-cell office:value-type="string" calcext:value-type="string">
            <text:p>BRZEZNA-BENTKOWSKA Paulina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53708678" calcext:value-type="float">
            <text:p>10053708678</text:p>
          </table:table-cell>
          <table:table-cell office:value-type="string" calcext:value-type="string">
            <text:p>DUEHRING Jasm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LW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8866083" calcext:value-type="float">
            <text:p>10008866083</text:p>
          </table:table-cell>
          <table:table-cell office:value-type="string" calcext:value-type="string">
            <text:p>LE COURT DE BILLOT Kimberley</text:p>
          </table:table-cell>
          <table:table-cell office:value-type="string" calcext:value-type="string">
            <text:p>MAURITIU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8173040" calcext:value-type="float">
            <text:p>10008173040</text:p>
          </table:table-cell>
          <table:table-cell office:value-type="string" calcext:value-type="string">
            <text:p>FOREMAN-MACKEY An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9859830" calcext:value-type="float">
            <text:p>10009859830</text:p>
          </table:table-cell>
          <table:table-cell office:value-type="string" calcext:value-type="string">
            <text:p>BAZIN Marjolain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8601456" calcext:value-type="float">
            <text:p>10008601456</text:p>
          </table:table-cell>
          <table:table-cell office:value-type="string" calcext:value-type="string">
            <text:p>NUNEZ Miryan</text:p>
          </table:table-cell>
          <table:table-cell office:value-type="string" calcext:value-type="string">
            <text:p>ECUAD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10654422" calcext:value-type="float">
            <text:p>10010654422</text:p>
          </table:table-cell>
          <table:table-cell office:value-type="string" calcext:value-type="string">
            <text:p>HEINTZ Mand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N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7726638" calcext:value-type="float">
            <text:p>10007726638</text:p>
          </table:table-cell>
          <table:table-cell office:value-type="string" calcext:value-type="string">
            <text:p>COLLINS Emi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IB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3022643" calcext:value-type="float">
            <text:p>10003022643</text:p>
          </table:table-cell>
          <table:table-cell office:value-type="string" calcext:value-type="string">
            <text:p>ALVAREZ Maria 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XSL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5454010" calcext:value-type="float">
            <text:p>10005454010</text:p>
          </table:table-cell>
          <table:table-cell office:value-type="string" calcext:value-type="string">
            <text:p>LOZANO RAMIREZ Laura 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IC</text:p>
          </table:table-cell>
          <table:table-cell office:value-type="float" office:value="30" calcext:value-type="float">
            <text:p>30</text:p>
          </table:table-cell>
          <table:table-cell office:value-type="float" office:value="25.67" calcext:value-type="float">
            <text:p>25,67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9149811" calcext:value-type="float">
            <text:p>10009149811</text:p>
          </table:table-cell>
          <table:table-cell office:value-type="string" calcext:value-type="string">
            <text:p>MOHAMAD AZMAN Nurul Alissa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9364221" calcext:value-type="float">
            <text:p>10009364221</text:p>
          </table:table-cell>
          <table:table-cell office:value-type="string" calcext:value-type="string">
            <text:p>MORENO Liliana</text:p>
          </table:table-cell>
          <table:table-cell office:value-type="string" calcext:value-type="string">
            <text:p>COLOMBIA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9587624" calcext:value-type="float">
            <text:p>10009587624</text:p>
          </table:table-cell>
          <table:table-cell office:value-type="string" calcext:value-type="string">
            <text:p>OBERHOLZER Carla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6951850" calcext:value-type="float">
            <text:p>10006951850</text:p>
          </table:table-cell>
          <table:table-cell office:value-type="string" calcext:value-type="string">
            <text:p>AQUILINA Marie Claire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54797102" calcext:value-type="float">
            <text:p>10054797102</text:p>
          </table:table-cell>
          <table:table-cell office:value-type="string" calcext:value-type="string">
            <text:p>LAUGHLIN Nin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7255075" calcext:value-type="float">
            <text:p>10007255075</text:p>
          </table:table-cell>
          <table:table-cell office:value-type="string" calcext:value-type="string">
            <text:p>DRAGOO Alli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27" calcext:value-type="float">
            <text:p>27</text:p>
          </table:table-cell>
          <table:table-cell office:value-type="float" office:value="23.25" calcext:value-type="float">
            <text:p>23,25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7709460" calcext:value-type="float">
            <text:p>10007709460</text:p>
          </table:table-cell>
          <table:table-cell office:value-type="string" calcext:value-type="string">
            <text:p>RYAN Alex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PR</text:p>
          </table:table-cell>
          <table:table-cell office:value-type="float" office:value="22" calcext:value-type="float">
            <text:p>22</text:p>
          </table:table-cell>
          <table:table-cell office:value-type="float" office:value="23.25" calcext:value-type="float">
            <text:p>23,25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5942444" calcext:value-type="float">
            <text:p>10005942444</text:p>
          </table:table-cell>
          <table:table-cell office:value-type="string" calcext:value-type="string">
            <text:p>SAIFUTDINOVA Nataly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6077638" calcext:value-type="float">
            <text:p>10006077638</text:p>
          </table:table-cell>
          <table:table-cell office:value-type="string" calcext:value-type="string">
            <text:p>SHARGA Olen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9734639" calcext:value-type="float">
            <text:p>10009734639</text:p>
          </table:table-cell>
          <table:table-cell office:value-type="string" calcext:value-type="string">
            <text:p>GIRUBUNTU Jeanne D'Arc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5601732" calcext:value-type="float">
            <text:p>10005601732</text:p>
          </table:table-cell>
          <table:table-cell office:value-type="string" calcext:value-type="string">
            <text:p>LEE Jumi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6875058" calcext:value-type="float">
            <text:p>10006875058</text:p>
          </table:table-cell>
          <table:table-cell office:value-type="string" calcext:value-type="string">
            <text:p>VEKEMANS Anish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8637327" calcext:value-type="float">
            <text:p>10008637327</text:p>
          </table:table-cell>
          <table:table-cell office:value-type="string" calcext:value-type="string">
            <text:p>PALADIN Asj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G</text:p>
          </table:table-cell>
          <table:table-cell office:value-type="float" office:value="22" calcext:value-type="float">
            <text:p>22</text:p>
          </table:table-cell>
          <table:table-cell office:value-type="float" office:value="21.67" calcext:value-type="float">
            <text:p>21,67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11143765" calcext:value-type="float">
            <text:p>10011143765</text:p>
          </table:table-cell>
          <table:table-cell office:value-type="string" calcext:value-type="string">
            <text:p>NGUYEN Thi Thi</text:p>
          </table:table-cell>
          <table:table-cell office:value-type="string" calcext:value-type="string">
            <text:p>VIETN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9719279" calcext:value-type="float">
            <text:p>10009719279</text:p>
          </table:table-cell>
          <table:table-cell office:value-type="string" calcext:value-type="string">
            <text:p>GILGEN Jam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N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8916405" calcext:value-type="float">
            <text:p>10008916405</text:p>
          </table:table-cell>
          <table:table-cell office:value-type="string" calcext:value-type="string">
            <text:p>TUVSHINJARGAL Enkhjargal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5860093" calcext:value-type="float">
            <text:p>10005860093</text:p>
          </table:table-cell>
          <table:table-cell office:value-type="string" calcext:value-type="string">
            <text:p>CORSET Ruth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10674125" calcext:value-type="float">
            <text:p>10010674125</text:p>
          </table:table-cell>
          <table:table-cell office:value-type="string" calcext:value-type="string">
            <text:p>VILMANN Mari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8701688" calcext:value-type="float">
            <text:p>10008701688</text:p>
          </table:table-cell>
          <table:table-cell office:value-type="string" calcext:value-type="string">
            <text:p>WEAVER Molly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TLP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11216416" calcext:value-type="float">
            <text:p>10011216416</text:p>
          </table:table-cell>
          <table:table-cell office:value-type="string" calcext:value-type="string">
            <text:p>MCCUTCHEON Melind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N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8681581" calcext:value-type="float">
            <text:p>10008681581</text:p>
          </table:table-cell>
          <table:table-cell office:value-type="string" calcext:value-type="string">
            <text:p>LECHNER Cori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TC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6256177" calcext:value-type="float">
            <text:p>10006256177</text:p>
          </table:table-cell>
          <table:table-cell office:value-type="string" calcext:value-type="string">
            <text:p>CRISTINE LIONÇO Daniel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6324279" calcext:value-type="float">
            <text:p>10006324279</text:p>
          </table:table-cell>
          <table:table-cell office:value-type="string" calcext:value-type="string">
            <text:p>LETH Juli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PU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9894485" calcext:value-type="float">
            <text:p>10009894485</text:p>
          </table:table-cell>
          <table:table-cell office:value-type="string" calcext:value-type="string">
            <text:p>KOREVAAR Jeann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,5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8680571" calcext:value-type="float">
            <text:p>10008680571</text:p>
          </table:table-cell>
          <table:table-cell office:value-type="string" calcext:value-type="string">
            <text:p>LAIZANE Lij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VA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4201801" calcext:value-type="float">
            <text:p>10004201801</text:p>
          </table:table-cell>
          <table:table-cell office:value-type="string" calcext:value-type="string">
            <text:p>KESEG STEVKOVA Jank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7859206" calcext:value-type="float">
            <text:p>10007859206</text:p>
          </table:table-cell>
          <table:table-cell office:value-type="string" calcext:value-type="string">
            <text:p>PINTAR Ursk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TC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61392694" calcext:value-type="float">
            <text:p>10061392694</text:p>
          </table:table-cell>
          <table:table-cell office:value-type="string" calcext:value-type="string">
            <text:p>GULUMÁ Sérik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4705389" calcext:value-type="float">
            <text:p>10004705389</text:p>
          </table:table-cell>
          <table:table-cell office:value-type="string" calcext:value-type="string">
            <text:p>ANTOSHINA Tatian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7510511" calcext:value-type="float">
            <text:p>10007510511</text:p>
          </table:table-cell>
          <table:table-cell office:value-type="string" calcext:value-type="string">
            <text:p>PERCHTOLD Christi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OE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78998295" calcext:value-type="float">
            <text:p>10078998295</text:p>
          </table:table-cell>
          <table:table-cell office:value-type="string" calcext:value-type="string">
            <text:p>SOMRAT Phetdarin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6059349" calcext:value-type="float">
            <text:p>10006059349</text:p>
          </table:table-cell>
          <table:table-cell office:value-type="string" calcext:value-type="string">
            <text:p>POTOKINA Ann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SEF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8700072" calcext:value-type="float">
            <text:p>10008700072</text:p>
          </table:table-cell>
          <table:table-cell office:value-type="string" calcext:value-type="string">
            <text:p>KUZNETSOVA Svetlan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13889673" calcext:value-type="float">
            <text:p>10013889673</text:p>
          </table:table-cell>
          <table:table-cell office:value-type="string" calcext:value-type="string">
            <text:p>OSSOLA Iren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53568737" calcext:value-type="float">
            <text:p>10053568737</text:p>
          </table:table-cell>
          <table:table-cell office:value-type="string" calcext:value-type="string">
            <text:p>PAREDES MARTINEZ Constanza Victoria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7416339" calcext:value-type="float">
            <text:p>10007416339</text:p>
          </table:table-cell>
          <table:table-cell office:value-type="string" calcext:value-type="string">
            <text:p>KIM Hyunji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13344655" calcext:value-type="float">
            <text:p>10013344655</text:p>
          </table:table-cell>
          <table:table-cell office:value-type="string" calcext:value-type="string">
            <text:p>ZDRÁHALOVÁ Nikol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4619103" calcext:value-type="float">
            <text:p>10004619103</text:p>
          </table:table-cell>
          <table:table-cell office:value-type="string" calcext:value-type="string">
            <text:p>DECROIX Lieselo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11161650" calcext:value-type="float">
            <text:p>10011161650</text:p>
          </table:table-cell>
          <table:table-cell office:value-type="string" calcext:value-type="string">
            <text:p>HOCKINGS Lisen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10972805" calcext:value-type="float">
            <text:p>10010972805</text:p>
          </table:table-cell>
          <table:table-cell office:value-type="string" calcext:value-type="string">
            <text:p>POIDEVIN 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LW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9021081" calcext:value-type="float">
            <text:p>10009021081</text:p>
          </table:table-cell>
          <table:table-cell office:value-type="string" calcext:value-type="string">
            <text:p>YOSHIKAWA Miho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7296505" calcext:value-type="float">
            <text:p>10007296505</text:p>
          </table:table-cell>
          <table:table-cell office:value-type="string" calcext:value-type="string">
            <text:p>MARKUS Kell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WW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6297708" calcext:value-type="float">
            <text:p>10006297708</text:p>
          </table:table-cell>
          <table:table-cell office:value-type="string" calcext:value-type="string">
            <text:p>LAWS Sharon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PAC</text:p>
          </table:table-cell>
          <table:table-cell office:value-type="float" office:value="42" calcext:value-type="float">
            <text:p>42</text:p>
          </table:table-cell>
          <table:table-cell office:value-type="float" office:value="15.5" calcext:value-type="float">
            <text:p>15,5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7521524" calcext:value-type="float">
            <text:p>10007521524</text:p>
          </table:table-cell>
          <table:table-cell office:value-type="string" calcext:value-type="string">
            <text:p>GAFINOVITZ Rotem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8625607" calcext:value-type="float">
            <text:p>10008625607</text:p>
          </table:table-cell>
          <table:table-cell office:value-type="string" calcext:value-type="string">
            <text:p>MEDVEDOVA Terez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PK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4634661" calcext:value-type="float">
            <text:p>10004634661</text:p>
          </table:table-cell>
          <table:table-cell office:value-type="string" calcext:value-type="string">
            <text:p>KOZONCHUK Oxan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LZ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11029789" calcext:value-type="float">
            <text:p>10011029789</text:p>
          </table:table-cell>
          <table:table-cell office:value-type="string" calcext:value-type="string">
            <text:p>PHAM Hong Loan</text:p>
          </table:table-cell>
          <table:table-cell office:value-type="string" calcext:value-type="string">
            <text:p>VIETN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9423734" calcext:value-type="float">
            <text:p>10009423734</text:p>
          </table:table-cell>
          <table:table-cell office:value-type="string" calcext:value-type="string">
            <text:p>KIDANE Hadnet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7200616" calcext:value-type="float">
            <text:p>10007200616</text:p>
          </table:table-cell>
          <table:table-cell office:value-type="string" calcext:value-type="string">
            <text:p>AHUMADA Denisse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7227490" calcext:value-type="float">
            <text:p>10007227490</text:p>
          </table:table-cell>
          <table:table-cell office:value-type="string" calcext:value-type="string">
            <text:p>ALLEN Jessic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7127258" calcext:value-type="float">
            <text:p>10007127258</text:p>
          </table:table-cell>
          <table:table-cell office:value-type="string" calcext:value-type="string">
            <text:p>TENNIGLO Monie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BW</text:p>
          </table:table-cell>
          <table:table-cell office:value-type="float" office:value="28" calcext:value-type="float">
            <text:p>28</text:p>
          </table:table-cell>
          <table:table-cell office:value-type="float" office:value="14.83" calcext:value-type="float">
            <text:p>14,83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2877749" calcext:value-type="float">
            <text:p>10002877749</text:p>
          </table:table-cell>
          <table:table-cell office:value-type="string" calcext:value-type="string">
            <text:p>KIRÁLY Mónik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IC</text:p>
          </table:table-cell>
          <table:table-cell office:value-type="float" office:value="33" calcext:value-type="float">
            <text:p>33</text:p>
          </table:table-cell>
          <table:table-cell office:value-type="float" office:value="14.67" calcext:value-type="float">
            <text:p>14,67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4882316" calcext:value-type="float">
            <text:p>10004882316</text:p>
          </table:table-cell>
          <table:table-cell office:value-type="string" calcext:value-type="string">
            <text:p>STOREY Sarah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PAC</text:p>
          </table:table-cell>
          <table:table-cell office:value-type="float" office:value="39" calcext:value-type="float">
            <text:p>39</text:p>
          </table:table-cell>
          <table:table-cell office:value-type="float" office:value="14.5" calcext:value-type="float">
            <text:p>14,5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7295693" calcext:value-type="float">
            <text:p>10007295693</text:p>
          </table:table-cell>
          <table:table-cell office:value-type="string" calcext:value-type="string">
            <text:p>KOSTER Claudia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11148011" calcext:value-type="float">
            <text:p>10011148011</text:p>
          </table:table-cell>
          <table:table-cell office:value-type="string" calcext:value-type="string">
            <text:p>VELLA WOOD Michelle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6607906" calcext:value-type="float">
            <text:p>10006607906</text:p>
          </table:table-cell>
          <table:table-cell office:value-type="string" calcext:value-type="string">
            <text:p>KEOUGH Kaitli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45754981" calcext:value-type="float">
            <text:p>10045754981</text:p>
          </table:table-cell>
          <table:table-cell office:value-type="string" calcext:value-type="string">
            <text:p>GAß Daniela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9999872" calcext:value-type="float">
            <text:p>10009999872</text:p>
          </table:table-cell>
          <table:table-cell office:value-type="string" calcext:value-type="string">
            <text:p>ALJURAIWI Najla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10671495" calcext:value-type="float">
            <text:p>10010671495</text:p>
          </table:table-cell>
          <table:table-cell office:value-type="string" calcext:value-type="string">
            <text:p>SKOUKDI Nadia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8992789" calcext:value-type="float">
            <text:p>10008992789</text:p>
          </table:table-cell>
          <table:table-cell office:value-type="string" calcext:value-type="string">
            <text:p>TIHAR Aicha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7742196" calcext:value-type="float">
            <text:p>10007742196</text:p>
          </table:table-cell>
          <table:table-cell office:value-type="string" calcext:value-type="string">
            <text:p>REIS Daniel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10087677" calcext:value-type="float">
            <text:p>10010087677</text:p>
          </table:table-cell>
          <table:table-cell office:value-type="string" calcext:value-type="string">
            <text:p>VAN DER LINDEN Cherley</text:p>
          </table:table-cell>
          <table:table-cell office:value-type="string" calcext:value-type="string">
            <text:p>ARUB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7762408" calcext:value-type="float">
            <text:p>10007762408</text:p>
          </table:table-cell>
          <table:table-cell office:value-type="string" calcext:value-type="string">
            <text:p>ERIĆ Jelen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TC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8672992" calcext:value-type="float">
            <text:p>10008672992</text:p>
          </table:table-cell>
          <table:table-cell office:value-type="string" calcext:value-type="string">
            <text:p>FRASER Claire</text:p>
          </table:table-cell>
          <table:table-cell office:value-type="string" calcext:value-type="string">
            <text:p>GUYAN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11013221" calcext:value-type="float">
            <text:p>10011013221</text:p>
          </table:table-cell>
          <table:table-cell office:value-type="string" calcext:value-type="string">
            <text:p>BUTLER Tamiko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DR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2669605" calcext:value-type="float">
            <text:p>10002669605</text:p>
          </table:table-cell>
          <table:table-cell office:value-type="string" calcext:value-type="string">
            <text:p>SHARAKOVA Tatsian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4616271" calcext:value-type="float">
            <text:p>10004616271</text:p>
          </table:table-cell>
          <table:table-cell office:value-type="string" calcext:value-type="string">
            <text:p>BUCHANAN Rushle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HC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7520110" calcext:value-type="float">
            <text:p>10007520110</text:p>
          </table:table-cell>
          <table:table-cell office:value-type="string" calcext:value-type="string">
            <text:p>KRÖGER Mie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PR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5663164" calcext:value-type="float">
            <text:p>10005663164</text:p>
          </table:table-cell>
          <table:table-cell office:value-type="string" calcext:value-type="string">
            <text:p>HALBWACHS Aurelie</text:p>
          </table:table-cell>
          <table:table-cell office:value-type="string" calcext:value-type="string">
            <text:p>MAURITIU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2655154" calcext:value-type="float">
            <text:p>10002655154</text:p>
          </table:table-cell>
          <table:table-cell office:value-type="string" calcext:value-type="string">
            <text:p>GARCIA Evelyn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9690078" calcext:value-type="float">
            <text:p>10009690078</text:p>
          </table:table-cell>
          <table:table-cell office:value-type="string" calcext:value-type="string">
            <text:p>FLORES Karen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6127350" calcext:value-type="float">
            <text:p>10006127350</text:p>
          </table:table-cell>
          <table:table-cell office:value-type="string" calcext:value-type="string">
            <text:p>NUNTANA Supaksorn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9638548" calcext:value-type="float">
            <text:p>10009638548</text:p>
          </table:table-cell>
          <table:table-cell office:value-type="string" calcext:value-type="string">
            <text:p>BEGGIN Sof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A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6180193" calcext:value-type="float">
            <text:p>10006180193</text:p>
          </table:table-cell>
          <table:table-cell office:value-type="string" calcext:value-type="string">
            <text:p>EDMONDSON Annett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T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9675025" calcext:value-type="float">
            <text:p>10009675025</text:p>
          </table:table-cell>
          <table:table-cell office:value-type="string" calcext:value-type="string">
            <text:p>DAWIT Yohana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7934681" calcext:value-type="float">
            <text:p>10007934681</text:p>
          </table:table-cell>
          <table:table-cell office:value-type="string" calcext:value-type="string">
            <text:p>FASOI Varvara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10678872" calcext:value-type="float">
            <text:p>10010678872</text:p>
          </table:table-cell>
          <table:table-cell office:value-type="string" calcext:value-type="string">
            <text:p>CATTOUSE Kaya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15954157" calcext:value-type="float">
            <text:p>10015954157</text:p>
          </table:table-cell>
          <table:table-cell office:value-type="string" calcext:value-type="string">
            <text:p>LUO Yiwei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6083294" calcext:value-type="float">
            <text:p>10006083294</text:p>
          </table:table-cell>
          <table:table-cell office:value-type="string" calcext:value-type="string">
            <text:p>MENG Zhaojuan</text:p>
          </table:table-cell>
          <table:table-cell office:value-type="string" calcext:value-type="string">
            <text:p>HONG KONG, CHINA</text:p>
          </table:table-cell>
          <table:table-cell office:value-type="string" calcext:value-type="string">
            <text:p>GPC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7581744" calcext:value-type="float">
            <text:p>10007581744</text:p>
          </table:table-cell>
          <table:table-cell office:value-type="string" calcext:value-type="string">
            <text:p>OLIVIER Lise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8932670" calcext:value-type="float">
            <text:p>10008932670</text:p>
          </table:table-cell>
          <table:table-cell office:value-type="string" calcext:value-type="string">
            <text:p>MENDIVIL SOTO Yusseli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14379424" calcext:value-type="float">
            <text:p>10014379424</text:p>
          </table:table-cell>
          <table:table-cell office:value-type="string" calcext:value-type="string">
            <text:p>PACE Hannah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12774779" calcext:value-type="float">
            <text:p>10012774779</text:p>
          </table:table-cell>
          <table:table-cell office:value-type="string" calcext:value-type="string">
            <text:p>PATTON Gray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7969037" calcext:value-type="float">
            <text:p>10007969037</text:p>
          </table:table-cell>
          <table:table-cell office:value-type="string" calcext:value-type="string">
            <text:p>ROOIJAKKERS Paulie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7137564" calcext:value-type="float">
            <text:p>10007137564</text:p>
          </table:table-cell>
          <table:table-cell office:value-type="string" calcext:value-type="string">
            <text:p>TETRICK Alis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PC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6655392" calcext:value-type="float">
            <text:p>10006655392</text:p>
          </table:table-cell>
          <table:table-cell office:value-type="string" calcext:value-type="string">
            <text:p>RYAN Kenda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IB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7960953" calcext:value-type="float">
            <text:p>10007960953</text:p>
          </table:table-cell>
          <table:table-cell office:value-type="string" calcext:value-type="string">
            <text:p>KUIJPERS Evy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9700384" calcext:value-type="float">
            <text:p>10009700384</text:p>
          </table:table-cell>
          <table:table-cell office:value-type="string" calcext:value-type="string">
            <text:p>RIVERA TORRES Solymar</text:p>
          </table:table-cell>
          <table:table-cell office:value-type="string" calcext:value-type="string">
            <text:p>PUERTO RIC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8937118" calcext:value-type="float">
            <text:p>10008937118</text:p>
          </table:table-cell>
          <table:table-cell office:value-type="string" calcext:value-type="string">
            <text:p>HERNÁNDEZ DELGADO Ana María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8967632" calcext:value-type="float">
            <text:p>10008967632</text:p>
          </table:table-cell>
          <table:table-cell office:value-type="string" calcext:value-type="string">
            <text:p>LEE Cintia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7724315" calcext:value-type="float">
            <text:p>10007724315</text:p>
          </table:table-cell>
          <table:table-cell office:value-type="string" calcext:value-type="string">
            <text:p>TOVAR SALGADO Luz Adrian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1343331" calcext:value-type="float">
            <text:p>10001343331</text:p>
          </table:table-cell>
          <table:table-cell office:value-type="string" calcext:value-type="string">
            <text:p>GONZALEZ VALDIVIESO Yumari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15360134" calcext:value-type="float">
            <text:p>10015360134</text:p>
          </table:table-cell>
          <table:table-cell office:value-type="string" calcext:value-type="string">
            <text:p>AALERUD Katrine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6386422" calcext:value-type="float">
            <text:p>10006386422</text:p>
          </table:table-cell>
          <table:table-cell office:value-type="string" calcext:value-type="string">
            <text:p>ROCHA GUERRERO Mayra Del Rocio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6562133" calcext:value-type="float">
            <text:p>10006562133</text:p>
          </table:table-cell>
          <table:table-cell office:value-type="string" calcext:value-type="string">
            <text:p>SZYBIAK Ewelina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6680149" calcext:value-type="float">
            <text:p>10006680149</text:p>
          </table:table-cell>
          <table:table-cell office:value-type="string" calcext:value-type="string">
            <text:p>SCHNEIDER Samanth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8917415" calcext:value-type="float">
            <text:p>10008917415</text:p>
          </table:table-cell>
          <table:table-cell office:value-type="string" calcext:value-type="string">
            <text:p>TELLADO Marisol</text:p>
          </table:table-cell>
          <table:table-cell office:value-type="string" calcext:value-type="string">
            <text:p>PUERTO RICO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4469660" calcext:value-type="float">
            <text:p>10004469660</text:p>
          </table:table-cell>
          <table:table-cell office:value-type="string" calcext:value-type="string">
            <text:p>TSAVARI Eleni Michalista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7760182" calcext:value-type="float">
            <text:p>10007760182</text:p>
          </table:table-cell>
          <table:table-cell office:value-type="string" calcext:value-type="string">
            <text:p>CHAN Dinah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7731486" calcext:value-type="float">
            <text:p>10007731486</text:p>
          </table:table-cell>
          <table:table-cell office:value-type="string" calcext:value-type="string">
            <text:p>SHARIFI Roghayeh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7461304" calcext:value-type="float">
            <text:p>10007461304</text:p>
          </table:table-cell>
          <table:table-cell office:value-type="string" calcext:value-type="string">
            <text:p>ESTRADA Xenia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10671293" calcext:value-type="float">
            <text:p>10010671293</text:p>
          </table:table-cell>
          <table:table-cell office:value-type="string" calcext:value-type="string">
            <text:p>BAR-ON Miriam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8975716" calcext:value-type="float">
            <text:p>10008975716</text:p>
          </table:table-cell>
          <table:table-cell office:value-type="string" calcext:value-type="string">
            <text:p>BOYLAN Lydia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12801253" calcext:value-type="float">
            <text:p>10012801253</text:p>
          </table:table-cell>
          <table:table-cell office:value-type="string" calcext:value-type="string">
            <text:p>BALLENILLA Cesarina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11303615" calcext:value-type="float">
            <text:p>10011303615</text:p>
          </table:table-cell>
          <table:table-cell office:value-type="string" calcext:value-type="string">
            <text:p>HOI Long</text:p>
          </table:table-cell>
          <table:table-cell office:value-type="string" calcext:value-type="string">
            <text:p>MACAO, CHIN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9988758" calcext:value-type="float">
            <text:p>10009988758</text:p>
          </table:table-cell>
          <table:table-cell office:value-type="string" calcext:value-type="string">
            <text:p>KALM Kelly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7134130" calcext:value-type="float">
            <text:p>10007134130</text:p>
          </table:table-cell>
          <table:table-cell office:value-type="string" calcext:value-type="string">
            <text:p>RUBIANO GARCES Marcela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16011751" calcext:value-type="float">
            <text:p>10016011751</text:p>
          </table:table-cell>
          <table:table-cell office:value-type="string" calcext:value-type="string">
            <text:p>AMHA Selam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35532090" calcext:value-type="float">
            <text:p>10035532090</text:p>
          </table:table-cell>
          <table:table-cell office:value-type="string" calcext:value-type="string">
            <text:p>DISSEM Nour</text:p>
          </table:table-cell>
          <table:table-cell office:value-type="string" calcext:value-type="string">
            <text:p>TUNIS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23450338" calcext:value-type="float">
            <text:p>10023450338</text:p>
          </table:table-cell>
          <table:table-cell office:value-type="string" calcext:value-type="string">
            <text:p>AMURRIO Yeneth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8938734" calcext:value-type="float">
            <text:p>10008938734</text:p>
          </table:table-cell>
          <table:table-cell office:value-type="string" calcext:value-type="string">
            <text:p>VALLEJOS Karla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7208902" calcext:value-type="float">
            <text:p>10007208902</text:p>
          </table:table-cell>
          <table:table-cell office:value-type="string" calcext:value-type="string">
            <text:p>AGUSTIN Riska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14825018" calcext:value-type="float">
            <text:p>10014825018</text:p>
          </table:table-cell>
          <table:table-cell office:value-type="string" calcext:value-type="string">
            <text:p>VORÁČOVÁ Nad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6885768" calcext:value-type="float">
            <text:p>10006885768</text:p>
          </table:table-cell>
          <table:table-cell office:value-type="string" calcext:value-type="string">
            <text:p>PRINNER Jessica Corri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LW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5944161" calcext:value-type="float">
            <text:p>10005944161</text:p>
          </table:table-cell>
          <table:table-cell office:value-type="string" calcext:value-type="string">
            <text:p>KARLSEN Thrude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7605891" calcext:value-type="float">
            <text:p>10007605891</text:p>
          </table:table-cell>
          <table:table-cell office:value-type="string" calcext:value-type="string">
            <text:p>BRAVARD Charlo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7359149" calcext:value-type="float">
            <text:p>10007359149</text:p>
          </table:table-cell>
          <table:table-cell office:value-type="string" calcext:value-type="string">
            <text:p>DRUYTS Jess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L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09226502" calcext:value-type="float">
            <text:p>10009226502</text:p>
          </table:table-cell>
          <table:table-cell office:value-type="string" calcext:value-type="string">
            <text:p>MENESES GONZALEZ Jessenia Alejand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LP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04435914" calcext:value-type="float">
            <text:p>10004435914</text:p>
          </table:table-cell>
          <table:table-cell office:value-type="string" calcext:value-type="string">
            <text:p>DU TOIT Yolandi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02848952" calcext:value-type="float">
            <text:p>10002848952</text:p>
          </table:table-cell>
          <table:table-cell office:value-type="string" calcext:value-type="string">
            <text:p>GU Sungeun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07501518" calcext:value-type="float">
            <text:p>10007501518</text:p>
          </table:table-cell>
          <table:table-cell office:value-type="string" calcext:value-type="string">
            <text:p>WINDER Ruth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09202250" calcext:value-type="float">
            <text:p>10009202250</text:p>
          </table:table-cell>
          <table:table-cell office:value-type="string" calcext:value-type="string">
            <text:p>BENAJI Mounia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09635316" calcext:value-type="float">
            <text:p>10009635316</text:p>
          </table:table-cell>
          <table:table-cell office:value-type="string" calcext:value-type="string">
            <text:p>ELMEDDAH Yasmine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06184237" calcext:value-type="float">
            <text:p>10006184237</text:p>
          </table:table-cell>
          <table:table-cell office:value-type="string" calcext:value-type="string">
            <text:p>CARPINTEIRO Celin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10086768" calcext:value-type="float">
            <text:p>10010086768</text:p>
          </table:table-cell>
          <table:table-cell office:value-type="string" calcext:value-type="string">
            <text:p>MCCRYSTAL Eve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02192180" calcext:value-type="float">
            <text:p>10002192180</text:p>
          </table:table-cell>
          <table:table-cell office:value-type="string" calcext:value-type="string">
            <text:p>FERNANDEZ VERAS Juana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16093896" calcext:value-type="float">
            <text:p>10016093896</text:p>
          </table:table-cell>
          <table:table-cell office:value-type="string" calcext:value-type="string">
            <text:p>MATTHESON Christeen</text:p>
          </table:table-cell>
          <table:table-cell office:value-type="string" calcext:value-type="string">
            <text:p>GUYAN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06543137" calcext:value-type="float">
            <text:p>10006543137</text:p>
          </table:table-cell>
          <table:table-cell office:value-type="string" calcext:value-type="string">
            <text:p>POLEGATCH 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F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07738257" calcext:value-type="float">
            <text:p>10007738257</text:p>
          </table:table-cell>
          <table:table-cell office:value-type="string" calcext:value-type="string">
            <text:p>CHACON Lilibeth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14878366" calcext:value-type="float">
            <text:p>10014878366</text:p>
          </table:table-cell>
          <table:table-cell office:value-type="string" calcext:value-type="string">
            <text:p>GEBRU Eyeru Tesfoam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02861177" calcext:value-type="float">
            <text:p>10002861177</text:p>
          </table:table-cell>
          <table:table-cell office:value-type="string" calcext:value-type="string">
            <text:p>THEODOROU Marina</text:p>
          </table:table-cell>
          <table:table-cell office:value-type="string" calcext:value-type="string">
            <text:p>CYPRU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010738385" calcext:value-type="float">
            <text:p>10010738385</text:p>
          </table:table-cell>
          <table:table-cell office:value-type="string" calcext:value-type="string">
            <text:p>NAZARLI Ulfet</text:p>
          </table:table-cell>
          <table:table-cell office:value-type="string" calcext:value-type="string">
            <text:p>AZERBAIJA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14989110" calcext:value-type="float">
            <text:p>10014989110</text:p>
          </table:table-cell>
          <table:table-cell office:value-type="string" calcext:value-type="string">
            <text:p>ALJURAIWI Nada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09711906" calcext:value-type="float">
            <text:p>10009711906</text:p>
          </table:table-cell>
          <table:table-cell office:value-type="string" calcext:value-type="string">
            <text:p>VAINIONPÄÄ Laur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07860014" calcext:value-type="float">
            <text:p>10007860014</text:p>
          </table:table-cell>
          <table:table-cell office:value-type="string" calcext:value-type="string">
            <text:p>DOM Annelie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ZE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09637134" calcext:value-type="float">
            <text:p>10009637134</text:p>
          </table:table-cell>
          <table:table-cell office:value-type="string" calcext:value-type="string">
            <text:p>MATHIESEN Pernil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09706650" calcext:value-type="float">
            <text:p>10009706650</text:p>
          </table:table-cell>
          <table:table-cell office:value-type="string" calcext:value-type="string">
            <text:p>HERRERA Paula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11139220" calcext:value-type="float">
            <text:p>10011139220</text:p>
          </table:table-cell>
          <table:table-cell office:value-type="string" calcext:value-type="string">
            <text:p>KANGAS Minna-Mari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010979269" calcext:value-type="float">
            <text:p>10010979269</text:p>
          </table:table-cell>
          <table:table-cell office:value-type="string" calcext:value-type="string">
            <text:p>INGHELBRECHT Sarah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WW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42147793" calcext:value-type="float">
            <text:p>10042147793</text:p>
          </table:table-cell>
          <table:table-cell office:value-type="string" calcext:value-type="string">
            <text:p>MERINO CORTAZAR Eid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K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06893246" calcext:value-type="float">
            <text:p>10006893246</text:p>
          </table:table-cell>
          <table:table-cell office:value-type="string" calcext:value-type="string">
            <text:p>CASAS BONILLA Ana Teresa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006241326" calcext:value-type="float">
            <text:p>10006241326</text:p>
          </table:table-cell>
          <table:table-cell office:value-type="string" calcext:value-type="string">
            <text:p>ROE Eileen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LWW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09773035" calcext:value-type="float">
            <text:p>10009773035</text:p>
          </table:table-cell>
          <table:table-cell office:value-type="string" calcext:value-type="string">
            <text:p>KOPPENBURG Cla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BT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14881905" calcext:value-type="float">
            <text:p>10014881905</text:p>
          </table:table-cell>
          <table:table-cell office:value-type="string" calcext:value-type="string">
            <text:p>MÉNDEZ Natasha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008937219" calcext:value-type="float">
            <text:p>10008937219</text:p>
          </table:table-cell>
          <table:table-cell office:value-type="string" calcext:value-type="string">
            <text:p>GUILLÉN Andrea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07799083" calcext:value-type="float">
            <text:p>10007799083</text:p>
          </table:table-cell>
          <table:table-cell office:value-type="string" calcext:value-type="string">
            <text:p>LATOZAITE Silvij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VAI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007520009" calcext:value-type="float">
            <text:p>10007520009</text:p>
          </table:table-cell>
          <table:table-cell office:value-type="string" calcext:value-type="string">
            <text:p>BJØRNSRUD Miriam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PU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06067534" calcext:value-type="float">
            <text:p>10006067534</text:p>
          </table:table-cell>
          <table:table-cell office:value-type="string" calcext:value-type="string">
            <text:p>TSERENLKHAM Solongo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009640568" calcext:value-type="float">
            <text:p>10009640568</text:p>
          </table:table-cell>
          <table:table-cell office:value-type="string" calcext:value-type="string">
            <text:p>NIYONSABA Clementine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10583488" calcext:value-type="float">
            <text:p>10010583488</text:p>
          </table:table-cell>
          <table:table-cell office:value-type="string" calcext:value-type="string">
            <text:p>DUFFY Lindsay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07866579" calcext:value-type="float">
            <text:p>10007866579</text:p>
          </table:table-cell>
          <table:table-cell office:value-type="string" calcext:value-type="string">
            <text:p>CHAVARRIA Patricia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010109303" calcext:value-type="float">
            <text:p>10010109303</text:p>
          </table:table-cell>
          <table:table-cell office:value-type="string" calcext:value-type="string">
            <text:p>ORTUÑO Daniela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60131492" calcext:value-type="float">
            <text:p>10060131492</text:p>
          </table:table-cell>
          <table:table-cell office:value-type="string" calcext:value-type="string">
            <text:p>SUBERCASEAUX VERGARA Stephanie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04738937" calcext:value-type="float">
            <text:p>10004738937</text:p>
          </table:table-cell>
          <table:table-cell office:value-type="string" calcext:value-type="string">
            <text:p>MACHAČOVÁ Jarmil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003299802" calcext:value-type="float">
            <text:p>10003299802</text:p>
          </table:table-cell>
          <table:table-cell office:value-type="string" calcext:value-type="string">
            <text:p>ROORDA Stephanie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06887788" calcext:value-type="float">
            <text:p>10006887788</text:p>
          </table:table-cell>
          <table:table-cell office:value-type="string" calcext:value-type="string">
            <text:p>ANTONAVA Volh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009772025" calcext:value-type="float">
            <text:p>10009772025</text:p>
          </table:table-cell>
          <table:table-cell office:value-type="string" calcext:value-type="string">
            <text:p>DIETRICH Jacquelin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10753947" calcext:value-type="float">
            <text:p>10010753947</text:p>
          </table:table-cell>
          <table:table-cell office:value-type="string" calcext:value-type="string">
            <text:p>PERSICO Silvi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007191219" calcext:value-type="float">
            <text:p>10007191219</text:p>
          </table:table-cell>
          <table:table-cell office:value-type="string" calcext:value-type="string">
            <text:p>COELHO FERREIRA Camil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006289220" calcext:value-type="float">
            <text:p>10006289220</text:p>
          </table:table-cell>
          <table:table-cell office:value-type="string" calcext:value-type="string">
            <text:p>HODGES Kendelle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07955903" calcext:value-type="float">
            <text:p>10007955903</text:p>
          </table:table-cell>
          <table:table-cell office:value-type="string" calcext:value-type="string">
            <text:p>KIDANE Wahazit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009914491" calcext:value-type="float">
            <text:p>10009914491</text:p>
          </table:table-cell>
          <table:table-cell office:value-type="string" calcext:value-type="string">
            <text:p>RASEE Pannaray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11025345" calcext:value-type="float">
            <text:p>10011025345</text:p>
          </table:table-cell>
          <table:table-cell office:value-type="string" calcext:value-type="string">
            <text:p>AZIZAH Rachana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08651168" calcext:value-type="float">
            <text:p>10008651168</text:p>
          </table:table-cell>
          <table:table-cell office:value-type="string" calcext:value-type="string">
            <text:p>OYARBIDE JIMENEZ Lourd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D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9388671" calcext:value-type="float">
            <text:p>10009388671</text:p>
          </table:table-cell>
          <table:table-cell office:value-type="string" calcext:value-type="string">
            <text:p>STIJNS Kyar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LP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008907513" calcext:value-type="float">
            <text:p>10008907513</text:p>
          </table:table-cell>
          <table:table-cell office:value-type="string" calcext:value-type="string">
            <text:p>CARIÑO Donelys</text:p>
          </table:table-cell>
          <table:table-cell office:value-type="string" calcext:value-type="string">
            <text:p>PUERTO RICO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06278510" calcext:value-type="float">
            <text:p>10006278510</text:p>
          </table:table-cell>
          <table:table-cell office:value-type="string" calcext:value-type="string">
            <text:p>LEUNG Bo Yee</text:p>
          </table:table-cell>
          <table:table-cell office:value-type="string" calcext:value-type="string">
            <text:p>HONG KONG, CHIN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009734538" calcext:value-type="float">
            <text:p>10009734538</text:p>
          </table:table-cell>
          <table:table-cell office:value-type="string" calcext:value-type="string">
            <text:p>INGABIRE Beatha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04580404" calcext:value-type="float">
            <text:p>10004580404</text:p>
          </table:table-cell>
          <table:table-cell office:value-type="string" calcext:value-type="string">
            <text:p>ULZII-SOLONGO Jamsran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10587633" calcext:value-type="float">
            <text:p>10010587633</text:p>
          </table:table-cell>
          <table:table-cell office:value-type="string" calcext:value-type="string">
            <text:p>FRANCIS Kevinia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09668658" calcext:value-type="float">
            <text:p>10009668658</text:p>
          </table:table-cell>
          <table:table-cell office:value-type="string" calcext:value-type="string">
            <text:p>KAJIHARA Yumi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10620167" calcext:value-type="float">
            <text:p>10010620167</text:p>
          </table:table-cell>
          <table:table-cell office:value-type="string" calcext:value-type="string">
            <text:p>VARGAS Maria José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09506485" calcext:value-type="float">
            <text:p>10009506485</text:p>
          </table:table-cell>
          <table:table-cell office:value-type="string" calcext:value-type="string">
            <text:p>YOUSEFI Fatemeh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16060150" calcext:value-type="float">
            <text:p>10016060150</text:p>
          </table:table-cell>
          <table:table-cell office:value-type="string" calcext:value-type="string">
            <text:p>STEVANOVIĆ Milic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10100310" calcext:value-type="float">
            <text:p>10010100310</text:p>
          </table:table-cell>
          <table:table-cell office:value-type="string" calcext:value-type="string">
            <text:p>BEYENE Alem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15151481" calcext:value-type="float">
            <text:p>10015151481</text:p>
          </table:table-cell>
          <table:table-cell office:value-type="string" calcext:value-type="string">
            <text:p>GRISHECHKO Viktoriy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0102633" calcext:value-type="float">
            <text:p>10010102633</text:p>
          </table:table-cell>
          <table:table-cell office:value-type="string" calcext:value-type="string">
            <text:p>TACHE Marike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04628294" calcext:value-type="float">
            <text:p>10004628294</text:p>
          </table:table-cell>
          <table:table-cell office:value-type="string" calcext:value-type="string">
            <text:p>HOFFMANN Chantal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BL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008918930" calcext:value-type="float">
            <text:p>10008918930</text:p>
          </table:table-cell>
          <table:table-cell office:value-type="string" calcext:value-type="string">
            <text:p>UIBOKAND Janelle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08822738" calcext:value-type="float">
            <text:p>10008822738</text:p>
          </table:table-cell>
          <table:table-cell office:value-type="string" calcext:value-type="string">
            <text:p>PRŮDKOVÁ Barbor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8599032" calcext:value-type="float">
            <text:p>10008599032</text:p>
          </table:table-cell>
          <table:table-cell office:value-type="string" calcext:value-type="string">
            <text:p>HANESOVA Livi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05872625" calcext:value-type="float">
            <text:p>10005872625</text:p>
          </table:table-cell>
          <table:table-cell office:value-type="string" calcext:value-type="string">
            <text:p>BENKÓ Barbara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06961449" calcext:value-type="float">
            <text:p>10006961449</text:p>
          </table:table-cell>
          <table:table-cell office:value-type="string" calcext:value-type="string">
            <text:p>FERENČIĆ Antonela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08954292" calcext:value-type="float">
            <text:p>10008954292</text:p>
          </table:table-cell>
          <table:table-cell office:value-type="string" calcext:value-type="string">
            <text:p>SOTO Jazmín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09811835" calcext:value-type="float">
            <text:p>10009811835</text:p>
          </table:table-cell>
          <table:table-cell office:value-type="string" calcext:value-type="string">
            <text:p>SOKOVNINA Nataly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10865091" calcext:value-type="float">
            <text:p>10010865091</text:p>
          </table:table-cell>
          <table:table-cell office:value-type="string" calcext:value-type="string">
            <text:p>GHARBI Tasnime</text:p>
          </table:table-cell>
          <table:table-cell office:value-type="string" calcext:value-type="string">
            <text:p>TUNIS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009107169" calcext:value-type="float">
            <text:p>10009107169</text:p>
          </table:table-cell>
          <table:table-cell office:value-type="string" calcext:value-type="string">
            <text:p>SUHADA ZAINAL Nurul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10621884" calcext:value-type="float">
            <text:p>10010621884</text:p>
          </table:table-cell>
          <table:table-cell office:value-type="string" calcext:value-type="string">
            <text:p>VORSTER Michelle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007230726" calcext:value-type="float">
            <text:p>10007230726</text:p>
          </table:table-cell>
          <table:table-cell office:value-type="string" calcext:value-type="string">
            <text:p>WILLIAMS Georgi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P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010959869" calcext:value-type="float">
            <text:p>10010959869</text:p>
          </table:table-cell>
          <table:table-cell office:value-type="string" calcext:value-type="string">
            <text:p>GEORGE Jennife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DRP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7993083" calcext:value-type="float">
            <text:p>10007993083</text:p>
          </table:table-cell>
          <table:table-cell office:value-type="string" calcext:value-type="string">
            <text:p>HALL Laur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IB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08668649" calcext:value-type="float">
            <text:p>10008668649</text:p>
          </table:table-cell>
          <table:table-cell office:value-type="string" calcext:value-type="string">
            <text:p>DALTON Heidi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08965410" calcext:value-type="float">
            <text:p>10008965410</text:p>
          </table:table-cell>
          <table:table-cell office:value-type="string" calcext:value-type="string">
            <text:p>RODIECK Wiebk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08965814" calcext:value-type="float">
            <text:p>10008965814</text:p>
          </table:table-cell>
          <table:table-cell office:value-type="string" calcext:value-type="string">
            <text:p>KLEIN 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B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010638557" calcext:value-type="float">
            <text:p>10010638557</text:p>
          </table:table-cell>
          <table:table-cell office:value-type="string" calcext:value-type="string">
            <text:p>BUURMAN Ev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08698860" calcext:value-type="float">
            <text:p>10008698860</text:p>
          </table:table-cell>
          <table:table-cell office:value-type="string" calcext:value-type="string">
            <text:p>VAN DEN STEEN Kell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LL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04679020" calcext:value-type="float">
            <text:p>10004679020</text:p>
          </table:table-cell>
          <table:table-cell office:value-type="string" calcext:value-type="string">
            <text:p>POOLEY Emma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LBL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009423532" calcext:value-type="float">
            <text:p>10009423532</text:p>
          </table:table-cell>
          <table:table-cell office:value-type="string" calcext:value-type="string">
            <text:p>ERNGREN Ida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008650764" calcext:value-type="float">
            <text:p>10008650764</text:p>
          </table:table-cell>
          <table:table-cell office:value-type="string" calcext:value-type="string">
            <text:p>SICOT Marion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09436060" calcext:value-type="float">
            <text:p>10009436060</text:p>
          </table:table-cell>
          <table:table-cell office:value-type="string" calcext:value-type="string">
            <text:p>VARGAS VILLAMIL Lorena Mari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06139777" calcext:value-type="float">
            <text:p>10006139777</text:p>
          </table:table-cell>
          <table:table-cell office:value-type="string" calcext:value-type="string">
            <text:p>JALALIYEH Seyedehmaryam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003220481" calcext:value-type="float">
            <text:p>10003220481</text:p>
          </table:table-cell>
          <table:table-cell office:value-type="string" calcext:value-type="string">
            <text:p>TREBAITE Ausrine</text:p>
          </table:table-cell>
          <table:table-cell office:value-type="string" calcext:value-type="string">
            <text:p>LITHUAN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07489289" calcext:value-type="float">
            <text:p>10007489289</text:p>
          </table:table-cell>
          <table:table-cell office:value-type="string" calcext:value-type="string">
            <text:p>THOMPSON Alicia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08999560" calcext:value-type="float">
            <text:p>10008999560</text:p>
          </table:table-cell>
          <table:table-cell office:value-type="string" calcext:value-type="string">
            <text:p>PHANG Grace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014584134" calcext:value-type="float">
            <text:p>10014584134</text:p>
          </table:table-cell>
          <table:table-cell office:value-type="string" calcext:value-type="string">
            <text:p>BOULCHBEK Roumaissa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08696133" calcext:value-type="float">
            <text:p>10008696133</text:p>
          </table:table-cell>
          <table:table-cell office:value-type="string" calcext:value-type="string">
            <text:p>STIENEN Jutta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06415118" calcext:value-type="float">
            <text:p>10006415118</text:p>
          </table:table-cell>
          <table:table-cell office:value-type="string" calcext:value-type="string">
            <text:p>MEJIAS GARCIA Marlies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10104754" calcext:value-type="float">
            <text:p>10010104754</text:p>
          </table:table-cell>
          <table:table-cell office:value-type="string" calcext:value-type="string">
            <text:p>AZIZOVA Sevil</text:p>
          </table:table-cell>
          <table:table-cell office:value-type="string" calcext:value-type="string">
            <text:p>AZERBAIJAN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15974567" calcext:value-type="float">
            <text:p>10015974567</text:p>
          </table:table-cell>
          <table:table-cell office:value-type="string" calcext:value-type="string">
            <text:p>ALAMEERI Noura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013943833" calcext:value-type="float">
            <text:p>10013943833</text:p>
          </table:table-cell>
          <table:table-cell office:value-type="string" calcext:value-type="string">
            <text:p>SOLVANG Julie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09495371" calcext:value-type="float">
            <text:p>10009495371</text:p>
          </table:table-cell>
          <table:table-cell office:value-type="string" calcext:value-type="string">
            <text:p>VAN 'T GELOOF Marjolein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001567340" calcext:value-type="float">
            <text:p>10001567340</text:p>
          </table:table-cell>
          <table:table-cell office:value-type="string" calcext:value-type="string">
            <text:p>MAYOLO PIC Tin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09991485" calcext:value-type="float">
            <text:p>10009991485</text:p>
          </table:table-cell>
          <table:table-cell office:value-type="string" calcext:value-type="string">
            <text:p>MACKEY Rebecca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09016334" calcext:value-type="float">
            <text:p>10009016334</text:p>
          </table:table-cell>
          <table:table-cell office:value-type="string" calcext:value-type="string">
            <text:p>LIN Yi Ju</text:p>
          </table:table-cell>
          <table:table-cell office:value-type="string" calcext:value-type="string">
            <text:p>CHINESE TAIPEI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08691887" calcext:value-type="float">
            <text:p>10008691887</text:p>
          </table:table-cell>
          <table:table-cell office:value-type="string" calcext:value-type="string">
            <text:p>DOS SANTOS RODRIGUES Wellyda Regisleyne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8902661" calcext:value-type="float">
            <text:p>10008902661</text:p>
          </table:table-cell>
          <table:table-cell office:value-type="string" calcext:value-type="string">
            <text:p>DRYSDALE Larissa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09969560" calcext:value-type="float">
            <text:p>10009969560</text:p>
          </table:table-cell>
          <table:table-cell office:value-type="string" calcext:value-type="string">
            <text:p>MCVITTY Keira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09349669" calcext:value-type="float">
            <text:p>10009349669</text:p>
          </table:table-cell>
          <table:table-cell office:value-type="string" calcext:value-type="string">
            <text:p>ORTON Beth An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NA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009868217" calcext:value-type="float">
            <text:p>10009868217</text:p>
          </table:table-cell>
          <table:table-cell office:value-type="string" calcext:value-type="string">
            <text:p>FAHRINGER Rebecc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11028072" calcext:value-type="float">
            <text:p>10011028072</text:p>
          </table:table-cell>
          <table:table-cell office:value-type="string" calcext:value-type="string">
            <text:p>VENTER Juanita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08939239" calcext:value-type="float">
            <text:p>10008939239</text:p>
          </table:table-cell>
          <table:table-cell office:value-type="string" calcext:value-type="string">
            <text:p>GUILLÉN Paula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06886172" calcext:value-type="float">
            <text:p>10006886172</text:p>
          </table:table-cell>
          <table:table-cell office:value-type="string" calcext:value-type="string">
            <text:p>RODRIGUEZ SANCHEZ Glor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K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10083536" calcext:value-type="float">
            <text:p>10010083536</text:p>
          </table:table-cell>
          <table:table-cell office:value-type="string" calcext:value-type="string">
            <text:p>SALAZAR Karen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06789576" calcext:value-type="float">
            <text:p>10006789576</text:p>
          </table:table-cell>
          <table:table-cell office:value-type="string" calcext:value-type="string">
            <text:p>NIELSEN Jaim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PK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05300123" calcext:value-type="float">
            <text:p>10005300123</text:p>
          </table:table-cell>
          <table:table-cell office:value-type="string" calcext:value-type="string">
            <text:p>O'DONNELL Bridie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07771906" calcext:value-type="float">
            <text:p>10007771906</text:p>
          </table:table-cell>
          <table:table-cell office:value-type="string" calcext:value-type="string">
            <text:p>LEUNG Wing Yee</text:p>
          </table:table-cell>
          <table:table-cell office:value-type="string" calcext:value-type="string">
            <text:p>HONG KONG, CHIN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09371392" calcext:value-type="float">
            <text:p>10009371392</text:p>
          </table:table-cell>
          <table:table-cell office:value-type="string" calcext:value-type="string">
            <text:p>BECKERS Isabell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BL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09728676" calcext:value-type="float">
            <text:p>10009728676</text:p>
          </table:table-cell>
          <table:table-cell office:value-type="string" calcext:value-type="string">
            <text:p>HADAVAND Fatemeh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13076388" calcext:value-type="float">
            <text:p>10013076388</text:p>
          </table:table-cell>
          <table:table-cell office:value-type="string" calcext:value-type="string">
            <text:p>RAHMOUNI Mariam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002244017" calcext:value-type="float">
            <text:p>10002244017</text:p>
          </table:table-cell>
          <table:table-cell office:value-type="string" calcext:value-type="string">
            <text:p>COELHO Irin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11188730" calcext:value-type="float">
            <text:p>10011188730</text:p>
          </table:table-cell>
          <table:table-cell office:value-type="string" calcext:value-type="string">
            <text:p>SAVIĆ Maj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7217083" calcext:value-type="float">
            <text:p>10007217083</text:p>
          </table:table-cell>
          <table:table-cell office:value-type="string" calcext:value-type="string">
            <text:p>RIJKES Sarah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WW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09154861" calcext:value-type="float">
            <text:p>10009154861</text:p>
          </table:table-cell>
          <table:table-cell office:value-type="string" calcext:value-type="string">
            <text:p>KERN Špel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TC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006516158" calcext:value-type="float">
            <text:p>10006516158</text:p>
          </table:table-cell>
          <table:table-cell office:value-type="string" calcext:value-type="string">
            <text:p>MEADE Fiona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09091005" calcext:value-type="float">
            <text:p>10009091005</text:p>
          </table:table-cell>
          <table:table-cell office:value-type="string" calcext:value-type="string">
            <text:p>HOFMANN Jenny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09639558" calcext:value-type="float">
            <text:p>10009639558</text:p>
          </table:table-cell>
          <table:table-cell office:value-type="string" calcext:value-type="string">
            <text:p>WONG WING WAH Milena Line</text:p>
          </table:table-cell>
          <table:table-cell office:value-type="string" calcext:value-type="string">
            <text:p>MAURITIU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04629106" calcext:value-type="float">
            <text:p>10004629106</text:p>
          </table:table-cell>
          <table:table-cell office:value-type="string" calcext:value-type="string">
            <text:p>JANELIUNAITE Edita</text:p>
          </table:table-cell>
          <table:table-cell office:value-type="string" calcext:value-type="string">
            <text:p>LITHUAN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03145511" calcext:value-type="float">
            <text:p>10003145511</text:p>
          </table:table-cell>
          <table:table-cell office:value-type="string" calcext:value-type="string">
            <text:p>LAMBORELLE Nathalie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009197196" calcext:value-type="float">
            <text:p>10009197196</text:p>
          </table:table-cell>
          <table:table-cell office:value-type="string" calcext:value-type="string">
            <text:p>LANG Mae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07149789" calcext:value-type="float">
            <text:p>10007149789</text:p>
          </table:table-cell>
          <table:table-cell office:value-type="string" calcext:value-type="string">
            <text:p>MIKULÁŠKOVÁ Martin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07535163" calcext:value-type="float">
            <text:p>10007535163</text:p>
          </table:table-cell>
          <table:table-cell office:value-type="string" calcext:value-type="string">
            <text:p>CRAMER Betina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10674731" calcext:value-type="float">
            <text:p>10010674731</text:p>
          </table:table-cell>
          <table:table-cell office:value-type="string" calcext:value-type="string">
            <text:p>KANTI Dorottya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08920950" calcext:value-type="float">
            <text:p>10008920950</text:p>
          </table:table-cell>
          <table:table-cell office:value-type="string" calcext:value-type="string">
            <text:p>PIVOVAROVA Polin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016034585" calcext:value-type="float">
            <text:p>10016034585</text:p>
          </table:table-cell>
          <table:table-cell office:value-type="string" calcext:value-type="string">
            <text:p>BENATO Taise Maiar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009729383" calcext:value-type="float">
            <text:p>10009729383</text:p>
          </table:table-cell>
          <table:table-cell office:value-type="string" calcext:value-type="string">
            <text:p>COJOCARU Monica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16075712" calcext:value-type="float">
            <text:p>10016075712</text:p>
          </table:table-cell>
          <table:table-cell office:value-type="string" calcext:value-type="string">
            <text:p>THEOXARI Maria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016074601" calcext:value-type="float">
            <text:p>10016074601</text:p>
          </table:table-cell>
          <table:table-cell office:value-type="string" calcext:value-type="string">
            <text:p>HUSAJINA Andrea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009811734" calcext:value-type="float">
            <text:p>10009811734</text:p>
          </table:table-cell>
          <table:table-cell office:value-type="string" calcext:value-type="string">
            <text:p>POTAPOVA Fain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10656341" calcext:value-type="float">
            <text:p>10010656341</text:p>
          </table:table-cell>
          <table:table-cell office:value-type="string" calcext:value-type="string">
            <text:p>KIM Bobae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16011549" calcext:value-type="float">
            <text:p>10016011549</text:p>
          </table:table-cell>
          <table:table-cell office:value-type="string" calcext:value-type="string">
            <text:p>FEKADU Birehan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16285977" calcext:value-type="float">
            <text:p>10016285977</text:p>
          </table:table-cell>
          <table:table-cell office:value-type="string" calcext:value-type="string">
            <text:p>LOVELL Gina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10105562" calcext:value-type="float">
            <text:p>10010105562</text:p>
          </table:table-cell>
          <table:table-cell office:value-type="string" calcext:value-type="string">
            <text:p>BINTI FADZLI Nurkairunnisatul Aina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15967291" calcext:value-type="float">
            <text:p>10015967291</text:p>
          </table:table-cell>
          <table:table-cell office:value-type="string" calcext:value-type="string">
            <text:p>TOH Lissa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011207423" calcext:value-type="float">
            <text:p>10011207423</text:p>
          </table:table-cell>
          <table:table-cell office:value-type="string" calcext:value-type="string">
            <text:p>ROBLES Vanessa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51905993" calcext:value-type="float">
            <text:p>10051905993</text:p>
          </table:table-cell>
          <table:table-cell office:value-type="string" calcext:value-type="string">
            <text:p>MONICHI ORELLANA Gigliolla Francesca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11128308" calcext:value-type="float">
            <text:p>10011128308</text:p>
          </table:table-cell>
          <table:table-cell office:value-type="string" calcext:value-type="string">
            <text:p>PRINS Hester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008689059" calcext:value-type="float">
            <text:p>10008689059</text:p>
          </table:table-cell>
          <table:table-cell office:value-type="string" calcext:value-type="string">
            <text:p>PANG Yao</text:p>
          </table:table-cell>
          <table:table-cell office:value-type="string" calcext:value-type="string">
            <text:p>HONG KONG, CHIN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008946717" calcext:value-type="float">
            <text:p>10008946717</text:p>
          </table:table-cell>
          <table:table-cell office:value-type="string" calcext:value-type="string">
            <text:p>SAVENKA In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007972673" calcext:value-type="float">
            <text:p>10007972673</text:p>
          </table:table-cell>
          <table:table-cell office:value-type="string" calcext:value-type="string">
            <text:p>VAN SEVEREN Celine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04552920" calcext:value-type="float">
            <text:p>10004552920</text:p>
          </table:table-cell>
          <table:table-cell office:value-type="string" calcext:value-type="string">
            <text:p>FERREIRA DA SILVA Lucie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LP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09003503" calcext:value-type="float">
            <text:p>10009003503</text:p>
          </table:table-cell>
          <table:table-cell office:value-type="string" calcext:value-type="string">
            <text:p>GRIFFITHS Miranda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011145684" calcext:value-type="float">
            <text:p>10011145684</text:p>
          </table:table-cell>
          <table:table-cell office:value-type="string" calcext:value-type="string">
            <text:p>SALAMAT Marella Vania</text:p>
          </table:table-cell>
          <table:table-cell office:value-type="string" calcext:value-type="string">
            <text:p>PHILIPPINE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07860216" calcext:value-type="float">
            <text:p>10007860216</text:p>
          </table:table-cell>
          <table:table-cell office:value-type="string" calcext:value-type="string">
            <text:p>KANEKO Hiromi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005482908" calcext:value-type="float">
            <text:p>10005482908</text:p>
          </table:table-cell>
          <table:table-cell office:value-type="string" calcext:value-type="string">
            <text:p>MULLENS Peta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07981868" calcext:value-type="float">
            <text:p>10007981868</text:p>
          </table:table-cell>
          <table:table-cell office:value-type="string" calcext:value-type="string">
            <text:p>MUCCIOLI Dal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07773825" calcext:value-type="float">
            <text:p>10007773825</text:p>
          </table:table-cell>
          <table:table-cell office:value-type="string" calcext:value-type="string">
            <text:p>DEMAY Cora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03152581" calcext:value-type="float">
            <text:p>10003152581</text:p>
          </table:table-cell>
          <table:table-cell office:value-type="string" calcext:value-type="string">
            <text:p>SLAPPENDEL Ir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HC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07527079" calcext:value-type="float">
            <text:p>10007527079</text:p>
          </table:table-cell>
          <table:table-cell office:value-type="string" calcext:value-type="string">
            <text:p>EWART An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HC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07414925" calcext:value-type="float">
            <text:p>10007414925</text:p>
          </table:table-cell>
          <table:table-cell office:value-type="string" calcext:value-type="string">
            <text:p>SANDERS Samantha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10080910" calcext:value-type="float">
            <text:p>10010080910</text:p>
          </table:table-cell>
          <table:table-cell office:value-type="string" calcext:value-type="string">
            <text:p>GEHNBÖCK Sylvia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09637942" calcext:value-type="float">
            <text:p>10009637942</text:p>
          </table:table-cell>
          <table:table-cell office:value-type="string" calcext:value-type="string">
            <text:p>MÕTTUS Mari-Liis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02307671" calcext:value-type="float">
            <text:p>10002307671</text:p>
          </table:table-cell>
          <table:table-cell office:value-type="string" calcext:value-type="string">
            <text:p>SZEGHALMINÉ KENYÓ Anita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07137362" calcext:value-type="float">
            <text:p>10007137362</text:p>
          </table:table-cell>
          <table:table-cell office:value-type="string" calcext:value-type="string">
            <text:p>PEREIRA DA SILVA Cristiane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09015021" calcext:value-type="float">
            <text:p>10009015021</text:p>
          </table:table-cell>
          <table:table-cell office:value-type="string" calcext:value-type="string">
            <text:p>UMUTZHANOVA Makhabbat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10126073" calcext:value-type="float">
            <text:p>10010126073</text:p>
          </table:table-cell>
          <table:table-cell office:value-type="string" calcext:value-type="string">
            <text:p>GRÖNDAHL Antoni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009114445" calcext:value-type="float">
            <text:p>10009114445</text:p>
          </table:table-cell>
          <table:table-cell office:value-type="string" calcext:value-type="string">
            <text:p>SAKAGUCHI Kiyoka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009410091" calcext:value-type="float">
            <text:p>10009410091</text:p>
          </table:table-cell>
          <table:table-cell office:value-type="string" calcext:value-type="string">
            <text:p>SYRJÄ Maij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15609910" calcext:value-type="float">
            <text:p>10015609910</text:p>
          </table:table-cell>
          <table:table-cell office:value-type="string" calcext:value-type="string">
            <text:p>ALDEN Stephanie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02880476" calcext:value-type="float">
            <text:p>10002880476</text:p>
          </table:table-cell>
          <table:table-cell office:value-type="string" calcext:value-type="string">
            <text:p>GONZALEZ Angie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09387358" calcext:value-type="float">
            <text:p>10009387358</text:p>
          </table:table-cell>
          <table:table-cell office:value-type="string" calcext:value-type="string">
            <text:p>BUSSI Vittori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9711300" calcext:value-type="float">
            <text:p>10009711300</text:p>
          </table:table-cell>
          <table:table-cell office:value-type="string" calcext:value-type="string">
            <text:p>MICKEY Abigai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HC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006502115" calcext:value-type="float">
            <text:p>10006502115</text:p>
          </table:table-cell>
          <table:table-cell office:value-type="string" calcext:value-type="string">
            <text:p>SPOOR Winand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Z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06728447" calcext:value-type="float">
            <text:p>10006728447</text:p>
          </table:table-cell>
          <table:table-cell office:value-type="string" calcext:value-type="string">
            <text:p>LESUEUR Melodi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010010077" calcext:value-type="float">
            <text:p>10010010077</text:p>
          </table:table-cell>
          <table:table-cell office:value-type="string" calcext:value-type="string">
            <text:p>COLE Jane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09354319" calcext:value-type="float">
            <text:p>10009354319</text:p>
          </table:table-cell>
          <table:table-cell office:value-type="string" calcext:value-type="string">
            <text:p>WHITE Emm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LW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10885808" calcext:value-type="float">
            <text:p>10010885808</text:p>
          </table:table-cell>
          <table:table-cell office:value-type="string" calcext:value-type="string">
            <text:p>STUMHOFER Gretch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VB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10975229" calcext:value-type="float">
            <text:p>10010975229</text:p>
          </table:table-cell>
          <table:table-cell office:value-type="string" calcext:value-type="string">
            <text:p>MANGANELLO M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NA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09674924" calcext:value-type="float">
            <text:p>10009674924</text:p>
          </table:table-cell>
          <table:table-cell office:value-type="string" calcext:value-type="string">
            <text:p>DEBESAY Mosana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002471460" calcext:value-type="float">
            <text:p>10002471460</text:p>
          </table:table-cell>
          <table:table-cell office:value-type="string" calcext:value-type="string">
            <text:p>LEAL BALDERAS Claudia Verónica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007920941" calcext:value-type="float">
            <text:p>10007920941</text:p>
          </table:table-cell>
          <table:table-cell office:value-type="string" calcext:value-type="string">
            <text:p>FIGUEROA Lucrecia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009722313" calcext:value-type="float">
            <text:p>10009722313</text:p>
          </table:table-cell>
          <table:table-cell office:value-type="string" calcext:value-type="string">
            <text:p>TURVEY Anna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010990282" calcext:value-type="float">
            <text:p>10010990282</text:p>
          </table:table-cell>
          <table:table-cell office:value-type="string" calcext:value-type="string">
            <text:p>VALACHOVA Luc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NO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9150619" calcext:value-type="float">
            <text:p>10009150619</text:p>
          </table:table-cell>
          <table:table-cell office:value-type="string" calcext:value-type="string">
            <text:p>YURAITIS Yekaterin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09423633" calcext:value-type="float">
            <text:p>10009423633</text:p>
          </table:table-cell>
          <table:table-cell office:value-type="string" calcext:value-type="string">
            <text:p>KELIL Eyerusalem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MI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010093842" calcext:value-type="float">
            <text:p>10010093842</text:p>
          </table:table-cell>
          <table:table-cell office:value-type="string" calcext:value-type="string">
            <text:p>SARABIA Sharon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05943858" calcext:value-type="float">
            <text:p>10005943858</text:p>
          </table:table-cell>
          <table:table-cell office:value-type="string" calcext:value-type="string">
            <text:p>EHRBERG Liisa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007973582" calcext:value-type="float">
            <text:p>10007973582</text:p>
          </table:table-cell>
          <table:table-cell office:value-type="string" calcext:value-type="string">
            <text:p>KORMOS Veronika Ann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LWW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009069884" calcext:value-type="float">
            <text:p>10009069884</text:p>
          </table:table-cell>
          <table:table-cell office:value-type="string" calcext:value-type="string">
            <text:p>GONZÁLEZ Nilmarie</text:p>
          </table:table-cell>
          <table:table-cell office:value-type="string" calcext:value-type="string">
            <text:p>PUERTO RICO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11172360" calcext:value-type="float">
            <text:p>10011172360</text:p>
          </table:table-cell>
          <table:table-cell office:value-type="string" calcext:value-type="string">
            <text:p>EDRHOURHI Wissame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061334494" calcext:value-type="float">
            <text:p>10061334494</text:p>
          </table:table-cell>
          <table:table-cell office:value-type="string" calcext:value-type="string">
            <text:p>SOARES Rit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16042972" calcext:value-type="float">
            <text:p>10016042972</text:p>
          </table:table-cell>
          <table:table-cell office:value-type="string" calcext:value-type="string">
            <text:p>ZVEKIĆ Milic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009781725" calcext:value-type="float">
            <text:p>10009781725</text:p>
          </table:table-cell>
          <table:table-cell office:value-type="string" calcext:value-type="string">
            <text:p>ŠIMENC Laur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TC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14473188" calcext:value-type="float">
            <text:p>10014473188</text:p>
          </table:table-cell>
          <table:table-cell office:value-type="string" calcext:value-type="string">
            <text:p>FITSUM Zinab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007348540" calcext:value-type="float">
            <text:p>10007348540</text:p>
          </table:table-cell>
          <table:table-cell office:value-type="string" calcext:value-type="string">
            <text:p>CREAMER Laure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A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008648643" calcext:value-type="float">
            <text:p>10008648643</text:p>
          </table:table-cell>
          <table:table-cell office:value-type="string" calcext:value-type="string">
            <text:p>NESSMAR Alex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W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007515561" calcext:value-type="float">
            <text:p>10007515561</text:p>
          </table:table-cell>
          <table:table-cell office:value-type="string" calcext:value-type="string">
            <text:p>CHEKINA Aleksandr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001205814" calcext:value-type="float">
            <text:p>10001205814</text:p>
          </table:table-cell>
          <table:table-cell office:value-type="string" calcext:value-type="string">
            <text:p>EICHER Marcia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010080607" calcext:value-type="float">
            <text:p>10010080607</text:p>
          </table:table-cell>
          <table:table-cell office:value-type="string" calcext:value-type="string">
            <text:p>REBMANN Jasmin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13702545" calcext:value-type="float">
            <text:p>10013702545</text:p>
          </table:table-cell>
          <table:table-cell office:value-type="string" calcext:value-type="string">
            <text:p>CONTRERAS FERNANDEZ Stephany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015996795" calcext:value-type="float">
            <text:p>10015996795</text:p>
          </table:table-cell>
          <table:table-cell office:value-type="string" calcext:value-type="string">
            <text:p>KELSICK Venessa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09640467" calcext:value-type="float">
            <text:p>10009640467</text:p>
          </table:table-cell>
          <table:table-cell office:value-type="string" calcext:value-type="string">
            <text:p>UWAMARIYA Benitha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006517269" calcext:value-type="float">
            <text:p>10006517269</text:p>
          </table:table-cell>
          <table:table-cell office:value-type="string" calcext:value-type="string">
            <text:p>ORKHONTUYA Baatar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06065716" calcext:value-type="float">
            <text:p>10006065716</text:p>
          </table:table-cell>
          <table:table-cell office:value-type="string" calcext:value-type="string">
            <text:p>BAČÍKOVÁ Alžbet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09335121" calcext:value-type="float">
            <text:p>10009335121</text:p>
          </table:table-cell>
          <table:table-cell office:value-type="string" calcext:value-type="string">
            <text:p>NOSKOVÁ Nikol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006496152" calcext:value-type="float">
            <text:p>10006496152</text:p>
          </table:table-cell>
          <table:table-cell office:value-type="string" calcext:value-type="string">
            <text:p>BOHE Iben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005931936" calcext:value-type="float">
            <text:p>10005931936</text:p>
          </table:table-cell>
          <table:table-cell office:value-type="string" calcext:value-type="string">
            <text:p>MAKISE Tsubasa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052909440" calcext:value-type="float">
            <text:p>10052909440</text:p>
          </table:table-cell>
          <table:table-cell office:value-type="string" calcext:value-type="string">
            <text:p>ROJAS Adriana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14575848" calcext:value-type="float">
            <text:p>10014575848</text:p>
          </table:table-cell>
          <table:table-cell office:value-type="string" calcext:value-type="string">
            <text:p>STAN Miriam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02732956" calcext:value-type="float">
            <text:p>10002732956</text:p>
          </table:table-cell>
          <table:table-cell office:value-type="string" calcext:value-type="string">
            <text:p>WLOSZCZOWSKA Maja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10937641" calcext:value-type="float">
            <text:p>10010937641</text:p>
          </table:table-cell>
          <table:table-cell office:value-type="string" calcext:value-type="string">
            <text:p>SYNTZANAKI Konstantina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06410266" calcext:value-type="float">
            <text:p>10006410266</text:p>
          </table:table-cell>
          <table:table-cell office:value-type="string" calcext:value-type="string">
            <text:p>SON Eunju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015824522" calcext:value-type="float">
            <text:p>10015824522</text:p>
          </table:table-cell>
          <table:table-cell office:value-type="string" calcext:value-type="string">
            <text:p>TRENDELEVA Olqa</text:p>
          </table:table-cell>
          <table:table-cell office:value-type="string" calcext:value-type="string">
            <text:p>AZERBAIJA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09999771" calcext:value-type="float">
            <text:p>10009999771</text:p>
          </table:table-cell>
          <table:table-cell office:value-type="string" calcext:value-type="string">
            <text:p>ALHAJRI Noura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010646742" calcext:value-type="float">
            <text:p>10010646742</text:p>
          </table:table-cell>
          <table:table-cell office:value-type="string" calcext:value-type="string">
            <text:p>AHMAD JUMRY Nur Azrenna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002523701" calcext:value-type="float">
            <text:p>10002523701</text:p>
          </table:table-cell>
          <table:table-cell office:value-type="string" calcext:value-type="string">
            <text:p>BECKER Charlo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PU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05948710" calcext:value-type="float">
            <text:p>10005948710</text:p>
          </table:table-cell>
          <table:table-cell office:value-type="string" calcext:value-type="string">
            <text:p>KADLECOVA Monik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011140937" calcext:value-type="float">
            <text:p>10011140937</text:p>
          </table:table-cell>
          <table:table-cell office:value-type="string" calcext:value-type="string">
            <text:p>MONTOYA ZULUAGA Katherin Steisy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07348338" calcext:value-type="float">
            <text:p>10007348338</text:p>
          </table:table-cell>
          <table:table-cell office:value-type="string" calcext:value-type="string">
            <text:p>JUNIPER Nicola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008951666" calcext:value-type="float">
            <text:p>10008951666</text:p>
          </table:table-cell>
          <table:table-cell office:value-type="string" calcext:value-type="string">
            <text:p>TUSSEY Sa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NA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010612891" calcext:value-type="float">
            <text:p>10010612891</text:p>
          </table:table-cell>
          <table:table-cell office:value-type="string" calcext:value-type="string">
            <text:p>MITCHELL Helen</text:p>
          </table:table-cell>
          <table:table-cell office:value-type="string" calcext:value-type="string">
            <text:p>ZIMBABW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10767485" calcext:value-type="float">
            <text:p>10010767485</text:p>
          </table:table-cell>
          <table:table-cell office:value-type="string" calcext:value-type="string">
            <text:p>SUYUT Tyas Azizah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010844075" calcext:value-type="float">
            <text:p>10010844075</text:p>
          </table:table-cell>
          <table:table-cell office:value-type="string" calcext:value-type="string">
            <text:p>MACHERIOTOU Karmen</text:p>
          </table:table-cell>
          <table:table-cell office:value-type="string" calcext:value-type="string">
            <text:p>CYPRU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010009875" calcext:value-type="float">
            <text:p>10010009875</text:p>
          </table:table-cell>
          <table:table-cell office:value-type="string" calcext:value-type="string">
            <text:p>DONOVAN Kathry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VB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006502620" calcext:value-type="float">
            <text:p>10006502620</text:p>
          </table:table-cell>
          <table:table-cell office:value-type="string" calcext:value-type="string">
            <text:p>SKJERSTAD Emma Kristine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013943631" calcext:value-type="float">
            <text:p>10013943631</text:p>
          </table:table-cell>
          <table:table-cell office:value-type="string" calcext:value-type="string">
            <text:p>GULLIKSEN Line Marie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015262730" calcext:value-type="float">
            <text:p>10015262730</text:p>
          </table:table-cell>
          <table:table-cell office:value-type="string" calcext:value-type="string">
            <text:p>KORSHAVN Turid Hagelia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010714743" calcext:value-type="float">
            <text:p>10010714743</text:p>
          </table:table-cell>
          <table:table-cell office:value-type="string" calcext:value-type="string">
            <text:p>BARBIERI Rache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007909423" calcext:value-type="float">
            <text:p>10007909423</text:p>
          </table:table-cell>
          <table:table-cell office:value-type="string" calcext:value-type="string">
            <text:p>TÖRMÄNEN Ros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010671903" calcext:value-type="float">
            <text:p>10010671903</text:p>
          </table:table-cell>
          <table:table-cell office:value-type="string" calcext:value-type="string">
            <text:p>AINTILA Cecilia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008077959" calcext:value-type="float">
            <text:p>10008077959</text:p>
          </table:table-cell>
          <table:table-cell office:value-type="string" calcext:value-type="string">
            <text:p>MASSEY Laura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DRP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006380762" calcext:value-type="float">
            <text:p>10006380762</text:p>
          </table:table-cell>
          <table:table-cell office:value-type="string" calcext:value-type="string">
            <text:p>HAMMES Kath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IB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009570547" calcext:value-type="float">
            <text:p>10009570547</text:p>
          </table:table-cell>
          <table:table-cell office:value-type="string" calcext:value-type="string">
            <text:p>PILZ Estefan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XSL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06552130" calcext:value-type="float">
            <text:p>10006552130</text:p>
          </table:table-cell>
          <table:table-cell office:value-type="string" calcext:value-type="string">
            <text:p>UWANO Minami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08650865" calcext:value-type="float">
            <text:p>10008650865</text:p>
          </table:table-cell>
          <table:table-cell office:value-type="string" calcext:value-type="string">
            <text:p>SACHET Iri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09162238" calcext:value-type="float">
            <text:p>10009162238</text:p>
          </table:table-cell>
          <table:table-cell office:value-type="string" calcext:value-type="string">
            <text:p>LAMBOLEY Solin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10660684" calcext:value-type="float">
            <text:p>10010660684</text:p>
          </table:table-cell>
          <table:table-cell office:value-type="string" calcext:value-type="string">
            <text:p>RAGUSA Kat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F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11203480" calcext:value-type="float">
            <text:p>10011203480</text:p>
          </table:table-cell>
          <table:table-cell office:value-type="string" calcext:value-type="string">
            <text:p>BUSS Kathryn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005497254" calcext:value-type="float">
            <text:p>10005497254</text:p>
          </table:table-cell>
          <table:table-cell office:value-type="string" calcext:value-type="string">
            <text:p>FRAPPORTI Simo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PU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009075948" calcext:value-type="float">
            <text:p>10009075948</text:p>
          </table:table-cell>
          <table:table-cell office:value-type="string" calcext:value-type="string">
            <text:p>DEHGHAN Mandana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016042871" calcext:value-type="float">
            <text:p>10016042871</text:p>
          </table:table-cell>
          <table:table-cell office:value-type="string" calcext:value-type="string">
            <text:p>BUBNJEVIĆ Ksenij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061257100" calcext:value-type="float">
            <text:p>10061257100</text:p>
          </table:table-cell>
          <table:table-cell office:value-type="string" calcext:value-type="string">
            <text:p>BONILLA Jessica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005471386" calcext:value-type="float">
            <text:p>10005471386</text:p>
          </table:table-cell>
          <table:table-cell office:value-type="string" calcext:value-type="string">
            <text:p>ORTIZ Roxana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007403407" calcext:value-type="float">
            <text:p>10007403407</text:p>
          </table:table-cell>
          <table:table-cell office:value-type="string" calcext:value-type="string">
            <text:p>PIRINGER BEATA Adrien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009723222" calcext:value-type="float">
            <text:p>10009723222</text:p>
          </table:table-cell>
          <table:table-cell office:value-type="string" calcext:value-type="string">
            <text:p>VRDOLJAK Diana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004631732" calcext:value-type="float">
            <text:p>10004631732</text:p>
          </table:table-cell>
          <table:table-cell office:value-type="string" calcext:value-type="string">
            <text:p>SCHMIDT Tri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M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013167631" calcext:value-type="float">
            <text:p>10013167631</text:p>
          </table:table-cell>
          <table:table-cell office:value-type="string" calcext:value-type="string">
            <text:p>YU Seonha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10697868" calcext:value-type="float">
            <text:p>10010697868</text:p>
          </table:table-cell>
          <table:table-cell office:value-type="string" calcext:value-type="string">
            <text:p>RUTULE Endija</text:p>
          </table:table-cell>
          <table:table-cell office:value-type="string" calcext:value-type="string">
            <text:p>LATV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08687645" calcext:value-type="float">
            <text:p>10008687645</text:p>
          </table:table-cell>
          <table:table-cell office:value-type="string" calcext:value-type="string">
            <text:p>NOVAK Alenka</text:p>
          </table:table-cell>
          <table:table-cell office:value-type="string" calcext:value-type="string">
            <text:p>SLOVENI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010103138" calcext:value-type="float">
            <text:p>10010103138</text:p>
          </table:table-cell>
          <table:table-cell office:value-type="string" calcext:value-type="string">
            <text:p>GEBREHIWET Wogahta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010751119" calcext:value-type="float">
            <text:p>10010751119</text:p>
          </table:table-cell>
          <table:table-cell office:value-type="string" calcext:value-type="string">
            <text:p>GURLEY Lydia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23451752" calcext:value-type="float">
            <text:p>10023451752</text:p>
          </table:table-cell>
          <table:table-cell office:value-type="string" calcext:value-type="string">
            <text:p>CEAUSESCU Adriana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014838253" calcext:value-type="float">
            <text:p>10014838253</text:p>
          </table:table-cell>
          <table:table-cell office:value-type="string" calcext:value-type="string">
            <text:p>PERRY Kate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009821737" calcext:value-type="float">
            <text:p>10009821737</text:p>
          </table:table-cell>
          <table:table-cell office:value-type="string" calcext:value-type="string">
            <text:p>FRANCHI Ele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015853723" calcext:value-type="float">
            <text:p>10015853723</text:p>
          </table:table-cell>
          <table:table-cell office:value-type="string" calcext:value-type="string">
            <text:p>LUEBKE Jennifer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008691483" calcext:value-type="float">
            <text:p>10008691483</text:p>
          </table:table-cell>
          <table:table-cell office:value-type="string" calcext:value-type="string">
            <text:p>RATAJCZAK Alicja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007573155" calcext:value-type="float">
            <text:p>10007573155</text:p>
          </table:table-cell>
          <table:table-cell office:value-type="string" calcext:value-type="string">
            <text:p>ANDERSON E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LW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007817372" calcext:value-type="float">
            <text:p>10007817372</text:p>
          </table:table-cell>
          <table:table-cell office:value-type="string" calcext:value-type="string">
            <text:p>FINDROVÁ Marian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006517572" calcext:value-type="float">
            <text:p>10006517572</text:p>
          </table:table-cell>
          <table:table-cell office:value-type="string" calcext:value-type="string">
            <text:p>GUILLEN CHAVARRIA Edith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009969358" calcext:value-type="float">
            <text:p>10009969358</text:p>
          </table:table-cell>
          <table:table-cell office:value-type="string" calcext:value-type="string">
            <text:p>MOERIG Nico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C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013246039" calcext:value-type="float">
            <text:p>10013246039</text:p>
          </table:table-cell>
          <table:table-cell office:value-type="string" calcext:value-type="string">
            <text:p>MARK Jennifer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7122713" calcext:value-type="float">
            <text:p>10007122713</text:p>
          </table:table-cell>
          <table:table-cell office:value-type="string" calcext:value-type="string">
            <text:p>RIST Daisi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003138740" calcext:value-type="float">
            <text:p>10003138740</text:p>
          </table:table-cell>
          <table:table-cell office:value-type="string" calcext:value-type="string">
            <text:p>GULOIEN Leah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3279085" calcext:value-type="float">
            <text:p>10003279085</text:p>
          </table:table-cell>
          <table:table-cell office:value-type="string" calcext:value-type="string">
            <text:p>LECHNER Ev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F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7223046" calcext:value-type="float">
            <text:p>10007223046</text:p>
          </table:table-cell>
          <table:table-cell office:value-type="string" calcext:value-type="string">
            <text:p>GRANT Emma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CVB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9232966" calcext:value-type="float">
            <text:p>10009232966</text:p>
          </table:table-cell>
          <table:table-cell office:value-type="string" calcext:value-type="string">
            <text:p>PLOSAJ Nikol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11114968" calcext:value-type="float">
            <text:p>10011114968</text:p>
          </table:table-cell>
          <table:table-cell office:value-type="string" calcext:value-type="string">
            <text:p>GUO Hong</text:p>
          </table:table-cell>
          <table:table-cell office:value-type="string" calcext:value-type="string">
            <text:p>PEOPLE'S REPUBLIC OF CHIN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010581569" calcext:value-type="float">
            <text:p>10010581569</text:p>
          </table:table-cell>
          <table:table-cell office:value-type="string" calcext:value-type="string">
            <text:p>NARVAEZ Sindr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008951464" calcext:value-type="float">
            <text:p>10008951464</text:p>
          </table:table-cell>
          <table:table-cell office:value-type="string" calcext:value-type="string">
            <text:p>HEADLEY Sara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007907096" calcext:value-type="float">
            <text:p>10007907096</text:p>
          </table:table-cell>
          <table:table-cell office:value-type="string" calcext:value-type="string">
            <text:p>TROMP Esr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HV</text:p>
          </table:table-cell>
          <table:table-cell office:value-type="float" office:value="26" calcext:value-type="float">
            <text:p>26</text:p>
          </table:table-cell>
          <table:table-cell office:value-type="float" office:value="1.25" calcext:value-type="float">
            <text:p>1,25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10105360" calcext:value-type="float">
            <text:p>10010105360</text:p>
          </table:table-cell>
          <table:table-cell office:value-type="string" calcext:value-type="string">
            <text:p>YAZDANI Somayeh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16147854" calcext:value-type="float">
            <text:p>10016147854</text:p>
          </table:table-cell>
          <table:table-cell office:value-type="string" calcext:value-type="string">
            <text:p>LOUKILI Siham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10675034" calcext:value-type="float">
            <text:p>10010675034</text:p>
          </table:table-cell>
          <table:table-cell office:value-type="string" calcext:value-type="string">
            <text:p>LARSSON Katarin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13739729" calcext:value-type="float">
            <text:p>10013739729</text:p>
          </table:table-cell>
          <table:table-cell office:value-type="string" calcext:value-type="string">
            <text:p>HOWE Winona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09197402" calcext:value-type="float">
            <text:p>10009197402</text:p>
          </table:table-cell>
          <table:table-cell office:value-type="string" calcext:value-type="string">
            <text:p>MARKOVIĆ Maj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016078641" calcext:value-type="float">
            <text:p>10016078641</text:p>
          </table:table-cell>
          <table:table-cell office:value-type="string" calcext:value-type="string">
            <text:p>CITY Dahiana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16075813" calcext:value-type="float">
            <text:p>10016075813</text:p>
          </table:table-cell>
          <table:table-cell office:value-type="string" calcext:value-type="string">
            <text:p>SERRANO Vanessa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010674529" calcext:value-type="float">
            <text:p>10010674529</text:p>
          </table:table-cell>
          <table:table-cell office:value-type="string" calcext:value-type="string">
            <text:p>MAES Elise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NO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008676228" calcext:value-type="float">
            <text:p>10008676228</text:p>
          </table:table-cell>
          <table:table-cell office:value-type="string" calcext:value-type="string">
            <text:p>IAKOVENKO Anastasiia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015104395" calcext:value-type="float">
            <text:p>10015104395</text:p>
          </table:table-cell>
          <table:table-cell office:value-type="string" calcext:value-type="string">
            <text:p>RUEDA María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009216293" calcext:value-type="float">
            <text:p>10009216293</text:p>
          </table:table-cell>
          <table:table-cell office:value-type="string" calcext:value-type="string">
            <text:p>ŠUSTIĆ NatašA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010110616" calcext:value-type="float">
            <text:p>10010110616</text:p>
          </table:table-cell>
          <table:table-cell office:value-type="string" calcext:value-type="string">
            <text:p>SINTZANAKI Konstantina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009377860" calcext:value-type="float">
            <text:p>10009377860</text:p>
          </table:table-cell>
          <table:table-cell office:value-type="string" calcext:value-type="string">
            <text:p>VALLIN Kamilla Sofie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061232848" calcext:value-type="float">
            <text:p>10061232848</text:p>
          </table:table-cell>
          <table:table-cell office:value-type="string" calcext:value-type="string">
            <text:p>PIATROVSKAYA Katsiaryn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009722818" calcext:value-type="float">
            <text:p>10009722818</text:p>
          </table:table-cell>
          <table:table-cell office:value-type="string" calcext:value-type="string">
            <text:p>JASEKOVÁ Tatian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009578126" calcext:value-type="float">
            <text:p>10009578126</text:p>
          </table:table-cell>
          <table:table-cell office:value-type="string" calcext:value-type="string">
            <text:p>SANCHO GONZALEZ Hazel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09914794" calcext:value-type="float">
            <text:p>10009914794</text:p>
          </table:table-cell>
          <table:table-cell office:value-type="string" calcext:value-type="string">
            <text:p>MUN Hyeseon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10585815" calcext:value-type="float">
            <text:p>10010585815</text:p>
          </table:table-cell>
          <table:table-cell office:value-type="string" calcext:value-type="string">
            <text:p>DRAHOTOVÁ AnežK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016032161" calcext:value-type="float">
            <text:p>10016032161</text:p>
          </table:table-cell>
          <table:table-cell office:value-type="string" calcext:value-type="string">
            <text:p>LUNDSTRÖM Åsa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009892869" calcext:value-type="float">
            <text:p>10009892869</text:p>
          </table:table-cell>
          <table:table-cell office:value-type="string" calcext:value-type="string">
            <text:p>ŽIGART Uršk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T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016011852" calcext:value-type="float">
            <text:p>10016011852</text:p>
          </table:table-cell>
          <table:table-cell office:value-type="string" calcext:value-type="string">
            <text:p>ASGELE Miheret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015977601" calcext:value-type="float">
            <text:p>10015977601</text:p>
          </table:table-cell>
          <table:table-cell office:value-type="string" calcext:value-type="string">
            <text:p>YOUSREE Siti Aishah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005416826" calcext:value-type="float">
            <text:p>10005416826</text:p>
          </table:table-cell>
          <table:table-cell office:value-type="string" calcext:value-type="string">
            <text:p>SLINGERLAND Cashandra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09858113" calcext:value-type="float">
            <text:p>10009858113</text:p>
          </table:table-cell>
          <table:table-cell office:value-type="string" calcext:value-type="string">
            <text:p>LUCAS Sharlotte</text:p>
          </table:table-cell>
          <table:table-cell office:value-type="string" calcext:value-type="string">
            <text:p>NEW ZEALA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008999156" calcext:value-type="float">
            <text:p>10008999156</text:p>
          </table:table-cell>
          <table:table-cell office:value-type="string" calcext:value-type="string">
            <text:p>ABBASI Atoosa</text:p>
          </table:table-cell>
          <table:table-cell office:value-type="string" calcext:value-type="string">
            <text:p>ISLAMIC REPUBLIC OF IRA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010088990" calcext:value-type="float">
            <text:p>10010088990</text:p>
          </table:table-cell>
          <table:table-cell office:value-type="string" calcext:value-type="string">
            <text:p>JESUS Liliana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011188831" calcext:value-type="float">
            <text:p>10011188831</text:p>
          </table:table-cell>
          <table:table-cell office:value-type="string" calcext:value-type="string">
            <text:p>ĐAIĆ Tijana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016039639" calcext:value-type="float">
            <text:p>10016039639</text:p>
          </table:table-cell>
          <table:table-cell office:value-type="string" calcext:value-type="string">
            <text:p>LEUNG Kit Yee</text:p>
          </table:table-cell>
          <table:table-cell office:value-type="string" calcext:value-type="string">
            <text:p>HONG KONG, CHIN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010676044" calcext:value-type="float">
            <text:p>10010676044</text:p>
          </table:table-cell>
          <table:table-cell office:value-type="string" calcext:value-type="string">
            <text:p>WINDISCH Veronika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009640871" calcext:value-type="float">
            <text:p>10009640871</text:p>
          </table:table-cell>
          <table:table-cell office:value-type="string" calcext:value-type="string">
            <text:p>JERETINA Katja</text:p>
          </table:table-cell>
          <table:table-cell office:value-type="string" calcext:value-type="string">
            <text:p>SLOVENI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004844324" calcext:value-type="float">
            <text:p>10004844324</text:p>
          </table:table-cell>
          <table:table-cell office:value-type="string" calcext:value-type="string">
            <text:p>HENZELIN Lise-Marie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14355172" calcext:value-type="float">
            <text:p>10014355172</text:p>
          </table:table-cell>
          <table:table-cell office:value-type="string" calcext:value-type="string">
            <text:p>TITTLE Wendy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007788171" calcext:value-type="float">
            <text:p>10007788171</text:p>
          </table:table-cell>
          <table:table-cell office:value-type="string" calcext:value-type="string">
            <text:p>JANKUTE Gabriele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WW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008837185" calcext:value-type="float">
            <text:p>10008837185</text:p>
          </table:table-cell>
          <table:table-cell office:value-type="string" calcext:value-type="string">
            <text:p>JUHASOVA Zuzana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009409788" calcext:value-type="float">
            <text:p>10009409788</text:p>
          </table:table-cell>
          <table:table-cell office:value-type="string" calcext:value-type="string">
            <text:p>PENTON S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WW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003844719" calcext:value-type="float">
            <text:p>10003844719</text:p>
          </table:table-cell>
          <table:table-cell office:value-type="string" calcext:value-type="string">
            <text:p>KROMPETS Natalii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006518077" calcext:value-type="float">
            <text:p>10006518077</text:p>
          </table:table-cell>
          <table:table-cell office:value-type="string" calcext:value-type="string">
            <text:p>MARTINEZ Daniela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009641174" calcext:value-type="float">
            <text:p>10009641174</text:p>
          </table:table-cell>
          <table:table-cell office:value-type="string" calcext:value-type="string">
            <text:p>CONTRERAS Andrea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009673914" calcext:value-type="float">
            <text:p>10009673914</text:p>
          </table:table-cell>
          <table:table-cell office:value-type="string" calcext:value-type="string">
            <text:p>NAVITSKAYA Hanna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015238579" calcext:value-type="float">
            <text:p>10015238579</text:p>
          </table:table-cell>
          <table:table-cell office:value-type="string" calcext:value-type="string">
            <text:p>MASTRAPOSTOLI Angeliki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008601860" calcext:value-type="float">
            <text:p>10008601860</text:p>
          </table:table-cell>
          <table:table-cell office:value-type="string" calcext:value-type="string">
            <text:p>GONZALEZ BLANCO Ali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10656442" calcext:value-type="float">
            <text:p>10010656442</text:p>
          </table:table-cell>
          <table:table-cell office:value-type="string" calcext:value-type="string">
            <text:p>GENELEVA Nadezhd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008971571" calcext:value-type="float">
            <text:p>10008971571</text:p>
          </table:table-cell>
          <table:table-cell office:value-type="string" calcext:value-type="string">
            <text:p>RHEE Chaekyung</text:p>
          </table:table-cell>
          <table:table-cell office:value-type="string" calcext:value-type="string">
            <text:p>KORE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04658307" calcext:value-type="float">
            <text:p>10004658307</text:p>
          </table:table-cell>
          <table:table-cell office:value-type="string" calcext:value-type="string">
            <text:p>TORRES BELTRAN Yeima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011148415" calcext:value-type="float">
            <text:p>10011148415</text:p>
          </table:table-cell>
          <table:table-cell office:value-type="string" calcext:value-type="string">
            <text:p>MAMANI Sofia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060355505" calcext:value-type="float">
            <text:p>10060355505</text:p>
          </table:table-cell>
          <table:table-cell office:value-type="string" calcext:value-type="string">
            <text:p>GUAJARDO CORNEJO Daniela Andrea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015974769" calcext:value-type="float">
            <text:p>10015974769</text:p>
          </table:table-cell>
          <table:table-cell office:value-type="string" calcext:value-type="string">
            <text:p>ALNOURI Taibah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006888802" calcext:value-type="float">
            <text:p>10006888802</text:p>
          </table:table-cell>
          <table:table-cell office:value-type="string" calcext:value-type="string">
            <text:p>COLMENARES COLMENARES Yeny Loren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008906503" calcext:value-type="float">
            <text:p>10008906503</text:p>
          </table:table-cell>
          <table:table-cell office:value-type="string" calcext:value-type="string">
            <text:p>CUTLER Jess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VB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007474135" calcext:value-type="float">
            <text:p>10007474135</text:p>
          </table:table-cell>
          <table:table-cell office:value-type="string" calcext:value-type="string">
            <text:p>BRZEZNA Monika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013601404" calcext:value-type="float">
            <text:p>10013601404</text:p>
          </table:table-cell>
          <table:table-cell office:value-type="string" calcext:value-type="string">
            <text:p>COBB Alice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8965309" calcext:value-type="float">
            <text:p>10008965309</text:p>
          </table:table-cell>
          <table:table-cell office:value-type="string" calcext:value-type="string">
            <text:p>RODIECK Inga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011045654" calcext:value-type="float">
            <text:p>10011045654</text:p>
          </table:table-cell>
          <table:table-cell office:value-type="string" calcext:value-type="string">
            <text:p>GARGELOVÁ Tereza</text:p>
          </table:table-cell>
          <table:table-cell office:value-type="string" calcext:value-type="string">
            <text:p>CZECH REPUBLI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10691303" calcext:value-type="float">
            <text:p>10010691303</text:p>
          </table:table-cell>
          <table:table-cell office:value-type="string" calcext:value-type="string">
            <text:p>ALIEKSIEIEVA Viktori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006503630" calcext:value-type="float">
            <text:p>10006503630</text:p>
          </table:table-cell>
          <table:table-cell office:value-type="string" calcext:value-type="string">
            <text:p>IVANIUK Maryna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005976190" calcext:value-type="float">
            <text:p>10005976190</text:p>
          </table:table-cell>
          <table:table-cell office:value-type="string" calcext:value-type="string">
            <text:p>GONZALEZ BLANCO Lu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K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007839095" calcext:value-type="float">
            <text:p>10007839095</text:p>
          </table:table-cell>
          <table:table-cell office:value-type="string" calcext:value-type="string">
            <text:p>QUINTERO PINEDA Yosiana Fareidy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009659665" calcext:value-type="float">
            <text:p>10009659665</text:p>
          </table:table-cell>
          <table:table-cell office:value-type="string" calcext:value-type="string">
            <text:p>RICHARDS Evie</text:p>
          </table:table-cell>
          <table:table-cell office:value-type="string" calcext:value-type="string">
            <text:p>GREAT BRITAI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011133964" calcext:value-type="float">
            <text:p>10011133964</text:p>
          </table:table-cell>
          <table:table-cell office:value-type="string" calcext:value-type="string">
            <text:p>BONELLO SPITERI Danica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011061822" calcext:value-type="float">
            <text:p>10011061822</text:p>
          </table:table-cell>
          <table:table-cell office:value-type="string" calcext:value-type="string">
            <text:p>CAO Thi Thuy Trang</text:p>
          </table:table-cell>
          <table:table-cell office:value-type="string" calcext:value-type="string">
            <text:p>VIETN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009507903" calcext:value-type="float">
            <text:p>10009507903</text:p>
          </table:table-cell>
          <table:table-cell office:value-type="string" calcext:value-type="string">
            <text:p>ZAMBON Fanny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008647229" calcext:value-type="float">
            <text:p>10008647229</text:p>
          </table:table-cell>
          <table:table-cell office:value-type="string" calcext:value-type="string">
            <text:p>BRIEN Alize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IB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010089600" calcext:value-type="float">
            <text:p>10010089600</text:p>
          </table:table-cell>
          <table:table-cell office:value-type="string" calcext:value-type="string">
            <text:p>CROOKS Jenel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G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03293940" calcext:value-type="float">
            <text:p>10003293940</text:p>
          </table:table-cell>
          <table:table-cell office:value-type="string" calcext:value-type="string">
            <text:p>CANT Sanne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09914289" calcext:value-type="float">
            <text:p>10009914289</text:p>
          </table:table-cell>
          <table:table-cell office:value-type="string" calcext:value-type="string">
            <text:p>LI Chia Yun</text:p>
          </table:table-cell>
          <table:table-cell office:value-type="string" calcext:value-type="string">
            <text:p>CHINESE TAIPE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09914895" calcext:value-type="float">
            <text:p>10009914895</text:p>
          </table:table-cell>
          <table:table-cell office:value-type="string" calcext:value-type="string">
            <text:p>INDAH Lestazi Yuni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10009976" calcext:value-type="float">
            <text:p>10010009976</text:p>
          </table:table-cell>
          <table:table-cell office:value-type="string" calcext:value-type="string">
            <text:p>ALLISON Whitn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V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10971589" calcext:value-type="float">
            <text:p>10010971589</text:p>
          </table:table-cell>
          <table:table-cell office:value-type="string" calcext:value-type="string">
            <text:p>NILSSON 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Z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08636519" calcext:value-type="float">
            <text:p>10008636519</text:p>
          </table:table-cell>
          <table:table-cell office:value-type="string" calcext:value-type="string">
            <text:p>BORTOLOTTI Simo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PK</text:p>
          </table:table-cell>
          <table:table-cell office:value-type="float" office:value="22" calcext:value-type="float">
            <text:p>22</text:p>
          </table:table-cell>
          <table:table-cell office:value-type="float" office:value="0.67" calcext:value-type="float">
            <text:p>0,67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006875765" calcext:value-type="float">
            <text:p>10006875765</text:p>
          </table:table-cell>
          <table:table-cell office:value-type="string" calcext:value-type="string">
            <text:p>THORSEN The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PU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ividual" style:display-name="PageStyle_Individu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Huu Qui, Mr</meta:initial-creator>
    <dc:creator>Tran Huu Qui, Mr</dc:creator>
    <meta:creation-date>2017-06-23T12:46:16</meta:creation-date>
    <dc:date>2017-06-23T13:13:35</dc:date>
    <meta:generator>LibreOffice/6.0.7.3$Linux_X86_64 LibreOffice_project/00m0$Build-3</meta:generator>
    <meta:document-statistic meta:table-count="1" meta:cell-count="4311" meta:object-count="0"/>
    <meta:user-defined meta:name="AppVersion">14.0300</meta:user-defined>
    <meta:user-defined meta:name="Company">Elca Informatique 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